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48cm"/>
    </style:style>
    <style:style style:name="co2" style:family="table-column">
      <style:table-column-properties fo:break-before="auto" style:column-width="2.173cm"/>
    </style:style>
    <style:style style:name="co3" style:family="table-column">
      <style:table-column-properties fo:break-before="auto" style:column-width="2.067cm"/>
    </style:style>
    <style:style style:name="co4" style:family="table-column">
      <style:table-column-properties fo:break-before="auto" style:column-width="3.637cm"/>
    </style:style>
    <style:style style:name="co5" style:family="table-column">
      <style:table-column-properties fo:break-before="auto" style:column-width="3.701cm"/>
    </style:style>
    <style:style style:name="co6" style:family="table-column">
      <style:table-column-properties fo:break-before="auto" style:column-width="3.27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>
      <style:table-cell-properties fo:border-bottom="none" fo:border-left="none" fo:border-right="none" fo:border-top="0.99pt solid #000000"/>
    </style:style>
    <style:style style:name="ce16" style:family="table-cell" style:parent-style-name="Pivot_20_Table_20_Value">
      <style:table-cell-properties fo:border-bottom="0.99pt solid #000000" fo:border-left="none" fo:border-right="none" fo:border-top="none"/>
    </style:style>
    <style:style style:name="ce17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>
      <style:table-cell-properties fo:border-bottom="none" fo:border-left="none" fo:border-right="0.99pt solid #000000" fo:border-top="none"/>
    </style:style>
    <style:style style:name="ce20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8" style:family="table-cell" style:parent-style-name="Default" style:data-style-name="N0"/>
    <style:style style:name="ce2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5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36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7" style:family="table-cell" style:parent-style-name="Pivot_20_Table_20_Value">
      <style:table-cell-properties fo:border-bottom="none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kursanc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Imię kursanta</text:p>
          </table:table-cell>
          <table:table-cell office:value-type="string" calcext:value-type="string">
            <text:p>Przedmiot</text:p>
          </table:table-cell>
          <table:table-cell office:value-type="string" calcext:value-type="string">
            <text:p>Data</text:p>
          </table:table-cell>
          <table:table-cell table:style-name="Default" office:value-type="string" calcext:value-type="string">
            <text:p>Godzina rozpoczęcia</text:p>
          </table:table-cell>
          <table:table-cell table:style-name="Default" office:value-type="string" calcext:value-type="string">
            <text:p>Godzina zakończenia</text:p>
          </table:table-cell>
          <table:table-cell office:value-type="string" calcext:value-type="string">
            <text:p>Stawka za godzinę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Portfel</text:p>
          </table:table-cell>
          <table:table-cell office:value-type="string" calcext:value-type="string">
            <text:p>Wydatki</text:p>
          </table:table-cell>
          <table:table-cell office:value-type="string" calcext:value-type="string">
            <text:p>Dzien Tygodnia</text:p>
          </table:table-cell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1-10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00</text:p>
          </table:table-cell>
          <table:table-cell office:value-type="float" office:value="60" calcext:value-type="float">
            <text:p>60</text:p>
          </table:table-cell>
          <table:table-cell table:formula="of:=MID([.E2];1;2)-MID([.D2];1;2)+(((MID([.E2];4;2)-MID([.D2];4;2))/60))" office:value-type="float" office:value="1" calcext:value-type="float">
            <text:p>1</text:p>
          </table:table-cell>
          <table:table-cell table:formula="of:=[.F2]*[.G2]" office:value-type="float" office:value="60" calcext:value-type="float">
            <text:p>60</text:p>
          </table:table-cell>
          <table:table-cell table:formula="of:=21.37+[.H2]" office:value-type="float" office:value="81.37" calcext:value-type="float">
            <text:p>81,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02-10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45</text:p>
          </table:table-cell>
          <table:table-cell office:value-type="float" office:value="50" calcext:value-type="float">
            <text:p>50</text:p>
          </table:table-cell>
          <table:table-cell table:formula="of:=MID([.E3];1;2)-MID([.D3];1;2)+(((MID([.E3];4;2)-MID([.D3];4;2))/60))" office:value-type="float" office:value="1.75" calcext:value-type="float">
            <text:p>1,75</text:p>
          </table:table-cell>
          <table:table-cell table:formula="of:=[.F3]*[.G3]" office:value-type="float" office:value="87.5" calcext:value-type="float">
            <text:p>8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02-10-2025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3:15</text:p>
          </table:table-cell>
          <table:table-cell office:value-type="float" office:value="50" calcext:value-type="float">
            <text:p>50</text:p>
          </table:table-cell>
          <table:table-cell table:formula="of:=MID([.E4];1;2)-MID([.D4];1;2)+(((MID([.E4];4;2)-MID([.D4];4;2))/60))" office:value-type="float" office:value="2" calcext:value-type="float">
            <text:p>2</text:p>
          </table:table-cell>
          <table:table-cell table:formula="of:=[.F4]*[.G4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06-10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1:00</text:p>
          </table:table-cell>
          <table:table-cell office:value-type="float" office:value="40" calcext:value-type="float">
            <text:p>40</text:p>
          </table:table-cell>
          <table:table-cell table:formula="of:=MID([.E5];1;2)-MID([.D5];1;2)+(((MID([.E5];4;2)-MID([.D5];4;2))/60))" office:value-type="float" office:value="2" calcext:value-type="float">
            <text:p>2</text:p>
          </table:table-cell>
          <table:table-cell table:formula="of:=[.F5]*[.G5]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06-10-2025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2:30</text:p>
          </table:table-cell>
          <table:table-cell office:value-type="float" office:value="50" calcext:value-type="float">
            <text:p>50</text:p>
          </table:table-cell>
          <table:table-cell table:formula="of:=MID([.E6];1;2)-MID([.D6];1;2)+(((MID([.E6];4;2)-MID([.D6];4;2))/60))" office:value-type="float" office:value="1" calcext:value-type="float">
            <text:p>1</text:p>
          </table:table-cell>
          <table:table-cell table:formula="of:=[.F6]*[.G6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07-10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15</text:p>
          </table:table-cell>
          <table:table-cell office:value-type="float" office:value="50" calcext:value-type="float">
            <text:p>50</text:p>
          </table:table-cell>
          <table:table-cell table:formula="of:=MID([.E7];1;2)-MID([.D7];1;2)+(((MID([.E7];4;2)-MID([.D7];4;2))/60))" office:value-type="float" office:value="1.25" calcext:value-type="float">
            <text:p>1,25</text:p>
          </table:table-cell>
          <table:table-cell table:formula="of:=[.F7]*[.G7]" office:value-type="float" office:value="62.5" calcext:value-type="float">
            <text:p>6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7-10-2025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2:45</text:p>
          </table:table-cell>
          <table:table-cell office:value-type="float" office:value="60" calcext:value-type="float">
            <text:p>60</text:p>
          </table:table-cell>
          <table:table-cell table:formula="of:=MID([.E8];1;2)-MID([.D8];1;2)+(((MID([.E8];4;2)-MID([.D8];4;2))/60))" office:value-type="float" office:value="1.75" calcext:value-type="float">
            <text:p>1,75</text:p>
          </table:table-cell>
          <table:table-cell table:formula="of:=[.F8]*[.G8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07-10-2025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4:45</text:p>
          </table:table-cell>
          <table:table-cell office:value-type="float" office:value="40" calcext:value-type="float">
            <text:p>40</text:p>
          </table:table-cell>
          <table:table-cell table:formula="of:=MID([.E9];1;2)-MID([.D9];1;2)+(((MID([.E9];4;2)-MID([.D9];4;2))/60))" office:value-type="float" office:value="1.25" calcext:value-type="float">
            <text:p>1,25</text:p>
          </table:table-cell>
          <table:table-cell table:formula="of:=[.F9]*[.G9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8-10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00</text:p>
          </table:table-cell>
          <table:table-cell office:value-type="float" office:value="60" calcext:value-type="float">
            <text:p>60</text:p>
          </table:table-cell>
          <table:table-cell table:formula="of:=MID([.E10];1;2)-MID([.D10];1;2)+(((MID([.E10];4;2)-MID([.D10];4;2))/60))" office:value-type="float" office:value="1" calcext:value-type="float">
            <text:p>1</text:p>
          </table:table-cell>
          <table:table-cell table:formula="of:=[.F10]*[.G10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08-10-2025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2:15</text:p>
          </table:table-cell>
          <table:table-cell office:value-type="float" office:value="40" calcext:value-type="float">
            <text:p>40</text:p>
          </table:table-cell>
          <table:table-cell table:formula="of:=MID([.E11];1;2)-MID([.D11];1;2)+(((MID([.E11];4;2)-MID([.D11];4;2))/60))" office:value-type="float" office:value="1.5" calcext:value-type="float">
            <text:p>1,5</text:p>
          </table:table-cell>
          <table:table-cell table:formula="of:=[.F11]*[.G1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08-10-2025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4:15</text:p>
          </table:table-cell>
          <table:table-cell office:value-type="float" office:value="40" calcext:value-type="float">
            <text:p>40</text:p>
          </table:table-cell>
          <table:table-cell table:formula="of:=MID([.E12];1;2)-MID([.D12];1;2)+(((MID([.E12];4;2)-MID([.D12];4;2))/60))" office:value-type="float" office:value="1.75" calcext:value-type="float">
            <text:p>1,75</text:p>
          </table:table-cell>
          <table:table-cell table:formula="of:=[.F12]*[.G12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0-10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00</text:p>
          </table:table-cell>
          <table:table-cell office:value-type="float" office:value="50" calcext:value-type="float">
            <text:p>50</text:p>
          </table:table-cell>
          <table:table-cell table:formula="of:=MID([.E13];1;2)-MID([.D13];1;2)+(((MID([.E13];4;2)-MID([.D13];4;2))/60))" office:value-type="float" office:value="1" calcext:value-type="float">
            <text:p>1</text:p>
          </table:table-cell>
          <table:table-cell table:formula="of:=[.F13]*[.G13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0-10-2025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2:00</text:p>
          </table:table-cell>
          <table:table-cell office:value-type="float" office:value="60" calcext:value-type="float">
            <text:p>60</text:p>
          </table:table-cell>
          <table:table-cell table:formula="of:=MID([.E14];1;2)-MID([.D14];1;2)+(((MID([.E14];4;2)-MID([.D14];4;2))/60))" office:value-type="float" office:value="1.5" calcext:value-type="float">
            <text:p>1,5</text:p>
          </table:table-cell>
          <table:table-cell table:formula="of:=[.F14]*[.G14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0-10-2025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3:45</text:p>
          </table:table-cell>
          <table:table-cell office:value-type="float" office:value="60" calcext:value-type="float">
            <text:p>60</text:p>
          </table:table-cell>
          <table:table-cell table:formula="of:=MID([.E15];1;2)-MID([.D15];1;2)+(((MID([.E15];4;2)-MID([.D15];4;2))/60))" office:value-type="float" office:value="1" calcext:value-type="float">
            <text:p>1</text:p>
          </table:table-cell>
          <table:table-cell table:formula="of:=[.F15]*[.G15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0-10-2025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5:45</text:p>
          </table:table-cell>
          <table:table-cell office:value-type="float" office:value="60" calcext:value-type="float">
            <text:p>60</text:p>
          </table:table-cell>
          <table:table-cell table:formula="of:=MID([.E16];1;2)-MID([.D16];1;2)+(((MID([.E16];4;2)-MID([.D16];4;2))/60))" office:value-type="float" office:value="1.5" calcext:value-type="float">
            <text:p>1,5</text:p>
          </table:table-cell>
          <table:table-cell table:formula="of:=[.F16]*[.G16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3-10-2025</text:p>
          </table:table-cell>
          <table:table-cell office:value-type="string" calcext:value-type="string">
            <text:p>09:30</text:p>
          </table:table-cell>
          <table:table-cell office:value-type="string" calcext:value-type="string">
            <text:p>11:00</text:p>
          </table:table-cell>
          <table:table-cell office:value-type="float" office:value="60" calcext:value-type="float">
            <text:p>60</text:p>
          </table:table-cell>
          <table:table-cell table:formula="of:=MID([.E17];1;2)-MID([.D17];1;2)+(((MID([.E17];4;2)-MID([.D17];4;2))/60))" office:value-type="float" office:value="1.5" calcext:value-type="float">
            <text:p>1,5</text:p>
          </table:table-cell>
          <table:table-cell table:formula="of:=[.F17]*[.G17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3-10-2025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2:30</text:p>
          </table:table-cell>
          <table:table-cell office:value-type="float" office:value="40" calcext:value-type="float">
            <text:p>40</text:p>
          </table:table-cell>
          <table:table-cell table:formula="of:=MID([.E18];1;2)-MID([.D18];1;2)+(((MID([.E18];4;2)-MID([.D18];4;2))/60))" office:value-type="float" office:value="1.25" calcext:value-type="float">
            <text:p>1,25</text:p>
          </table:table-cell>
          <table:table-cell table:formula="of:=[.F18]*[.G18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3-10-2025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4:45</text:p>
          </table:table-cell>
          <table:table-cell office:value-type="float" office:value="50" calcext:value-type="float">
            <text:p>50</text:p>
          </table:table-cell>
          <table:table-cell table:formula="of:=MID([.E19];1;2)-MID([.D19];1;2)+(((MID([.E19];4;2)-MID([.D19];4;2))/60))" office:value-type="float" office:value="2" calcext:value-type="float">
            <text:p>2</text:p>
          </table:table-cell>
          <table:table-cell table:formula="of:=[.F19]*[.G19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3-10-2025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7:00</text:p>
          </table:table-cell>
          <table:table-cell office:value-type="float" office:value="40" calcext:value-type="float">
            <text:p>40</text:p>
          </table:table-cell>
          <table:table-cell table:formula="of:=MID([.E20];1;2)-MID([.D20];1;2)+(((MID([.E20];4;2)-MID([.D20];4;2))/60))" office:value-type="float" office:value="2" calcext:value-type="float">
            <text:p>2</text:p>
          </table:table-cell>
          <table:table-cell table:formula="of:=[.F20]*[.G20]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3-10-2025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8:15</text:p>
          </table:table-cell>
          <table:table-cell office:value-type="float" office:value="60" calcext:value-type="float">
            <text:p>60</text:p>
          </table:table-cell>
          <table:table-cell table:formula="of:=MID([.E21];1;2)-MID([.D21];1;2)+(((MID([.E21];4;2)-MID([.D21];4;2))/60))" office:value-type="float" office:value="1.25" calcext:value-type="float">
            <text:p>1,25</text:p>
          </table:table-cell>
          <table:table-cell table:formula="of:=[.F21]*[.G21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4-10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15</text:p>
          </table:table-cell>
          <table:table-cell office:value-type="float" office:value="50" calcext:value-type="float">
            <text:p>50</text:p>
          </table:table-cell>
          <table:table-cell table:formula="of:=MID([.E22];1;2)-MID([.D22];1;2)+(((MID([.E22];4;2)-MID([.D22];4;2))/60))" office:value-type="float" office:value="1.25" calcext:value-type="float">
            <text:p>1,25</text:p>
          </table:table-cell>
          <table:table-cell table:formula="of:=[.F22]*[.G22]" office:value-type="float" office:value="62.5" calcext:value-type="float">
            <text:p>6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4-10-2025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1:30</text:p>
          </table:table-cell>
          <table:table-cell office:value-type="float" office:value="40" calcext:value-type="float">
            <text:p>40</text:p>
          </table:table-cell>
          <table:table-cell table:formula="of:=MID([.E23];1;2)-MID([.D23];1;2)+(((MID([.E23];4;2)-MID([.D23];4;2))/60))" office:value-type="float" office:value="1" calcext:value-type="float">
            <text:p>1</text:p>
          </table:table-cell>
          <table:table-cell table:formula="of:=[.F23]*[.G2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4-10-2025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2:45</text:p>
          </table:table-cell>
          <table:table-cell office:value-type="float" office:value="40" calcext:value-type="float">
            <text:p>40</text:p>
          </table:table-cell>
          <table:table-cell table:formula="of:=MID([.E24];1;2)-MID([.D24];1;2)+(((MID([.E24];4;2)-MID([.D24];4;2))/60))" office:value-type="float" office:value="1.25" calcext:value-type="float">
            <text:p>1,25</text:p>
          </table:table-cell>
          <table:table-cell table:formula="of:=[.F24]*[.G24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4-10-2025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4:15</text:p>
          </table:table-cell>
          <table:table-cell office:value-type="float" office:value="50" calcext:value-type="float">
            <text:p>50</text:p>
          </table:table-cell>
          <table:table-cell table:formula="of:=MID([.E25];1;2)-MID([.D25];1;2)+(((MID([.E25];4;2)-MID([.D25];4;2))/60))" office:value-type="float" office:value="1.5" calcext:value-type="float">
            <text:p>1,5</text:p>
          </table:table-cell>
          <table:table-cell table:formula="of:=[.F25]*[.G25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4-10-2025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5:30</text:p>
          </table:table-cell>
          <table:table-cell office:value-type="float" office:value="50" calcext:value-type="float">
            <text:p>50</text:p>
          </table:table-cell>
          <table:table-cell table:formula="of:=MID([.E26];1;2)-MID([.D26];1;2)+(((MID([.E26];4;2)-MID([.D26];4;2))/60))" office:value-type="float" office:value="1" calcext:value-type="float">
            <text:p>1</text:p>
          </table:table-cell>
          <table:table-cell table:formula="of:=[.F26]*[.G26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5-10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15</text:p>
          </table:table-cell>
          <table:table-cell office:value-type="float" office:value="50" calcext:value-type="float">
            <text:p>50</text:p>
          </table:table-cell>
          <table:table-cell table:formula="of:=MID([.E27];1;2)-MID([.D27];1;2)+(((MID([.E27];4;2)-MID([.D27];4;2))/60))" office:value-type="float" office:value="1.25" calcext:value-type="float">
            <text:p>1,25</text:p>
          </table:table-cell>
          <table:table-cell table:formula="of:=[.F27]*[.G27]" office:value-type="float" office:value="62.5" calcext:value-type="float">
            <text:p>6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5-10-2025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11:30</text:p>
          </table:table-cell>
          <table:table-cell office:value-type="float" office:value="60" calcext:value-type="float">
            <text:p>60</text:p>
          </table:table-cell>
          <table:table-cell table:formula="of:=MID([.E28];1;2)-MID([.D28];1;2)+(((MID([.E28];4;2)-MID([.D28];4;2))/60))" office:value-type="float" office:value="1.25" calcext:value-type="float">
            <text:p>1,25</text:p>
          </table:table-cell>
          <table:table-cell table:formula="of:=[.F28]*[.G28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5-10-2025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4:00</text:p>
          </table:table-cell>
          <table:table-cell office:value-type="float" office:value="60" calcext:value-type="float">
            <text:p>60</text:p>
          </table:table-cell>
          <table:table-cell table:formula="of:=MID([.E29];1;2)-MID([.D29];1;2)+(((MID([.E29];4;2)-MID([.D29];4;2))/60))" office:value-type="float" office:value="1.75" calcext:value-type="float">
            <text:p>1,75</text:p>
          </table:table-cell>
          <table:table-cell table:formula="of:=[.F29]*[.G29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20-10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30</text:p>
          </table:table-cell>
          <table:table-cell office:value-type="float" office:value="50" calcext:value-type="float">
            <text:p>50</text:p>
          </table:table-cell>
          <table:table-cell table:formula="of:=MID([.E30];1;2)-MID([.D30];1;2)+(((MID([.E30];4;2)-MID([.D30];4;2))/60))" office:value-type="float" office:value="1.5" calcext:value-type="float">
            <text:p>1,5</text:p>
          </table:table-cell>
          <table:table-cell table:formula="of:=[.F30]*[.G30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20-10-2025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3:00</text:p>
          </table:table-cell>
          <table:table-cell office:value-type="float" office:value="50" calcext:value-type="float">
            <text:p>50</text:p>
          </table:table-cell>
          <table:table-cell table:formula="of:=MID([.E31];1;2)-MID([.D31];1;2)+(((MID([.E31];4;2)-MID([.D31];4;2))/60))" office:value-type="float" office:value="2" calcext:value-type="float">
            <text:p>2</text:p>
          </table:table-cell>
          <table:table-cell table:formula="of:=[.F31]*[.G31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20-10-2025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5:00</text:p>
          </table:table-cell>
          <table:table-cell office:value-type="float" office:value="60" calcext:value-type="float">
            <text:p>60</text:p>
          </table:table-cell>
          <table:table-cell table:formula="of:=MID([.E32];1;2)-MID([.D32];1;2)+(((MID([.E32];4;2)-MID([.D32];4;2))/60))" office:value-type="float" office:value="1" calcext:value-type="float">
            <text:p>1</text:p>
          </table:table-cell>
          <table:table-cell table:formula="of:=[.F32]*[.G32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0-10-2025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16:45</text:p>
          </table:table-cell>
          <table:table-cell office:value-type="float" office:value="40" calcext:value-type="float">
            <text:p>40</text:p>
          </table:table-cell>
          <table:table-cell table:formula="of:=MID([.E33];1;2)-MID([.D33];1;2)+(((MID([.E33];4;2)-MID([.D33];4;2))/60))" office:value-type="float" office:value="1.5" calcext:value-type="float">
            <text:p>1,5</text:p>
          </table:table-cell>
          <table:table-cell table:formula="of:=[.F33]*[.G33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21-10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1:00</text:p>
          </table:table-cell>
          <table:table-cell office:value-type="float" office:value="50" calcext:value-type="float">
            <text:p>50</text:p>
          </table:table-cell>
          <table:table-cell table:formula="of:=MID([.E34];1;2)-MID([.D34];1;2)+(((MID([.E34];4;2)-MID([.D34];4;2))/60))" office:value-type="float" office:value="2" calcext:value-type="float">
            <text:p>2</text:p>
          </table:table-cell>
          <table:table-cell table:formula="of:=[.F34]*[.G34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21-10-2025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3:15</text:p>
          </table:table-cell>
          <table:table-cell office:value-type="float" office:value="60" calcext:value-type="float">
            <text:p>60</text:p>
          </table:table-cell>
          <table:table-cell table:formula="of:=MID([.E35];1;2)-MID([.D35];1;2)+(((MID([.E35];4;2)-MID([.D35];4;2))/60))" office:value-type="float" office:value="1.75" calcext:value-type="float">
            <text:p>1,75</text:p>
          </table:table-cell>
          <table:table-cell table:formula="of:=[.F35]*[.G35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22-10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15</text:p>
          </table:table-cell>
          <table:table-cell office:value-type="float" office:value="50" calcext:value-type="float">
            <text:p>50</text:p>
          </table:table-cell>
          <table:table-cell table:formula="of:=MID([.E36];1;2)-MID([.D36];1;2)+(((MID([.E36];4;2)-MID([.D36];4;2))/60))" office:value-type="float" office:value="1.25" calcext:value-type="float">
            <text:p>1,25</text:p>
          </table:table-cell>
          <table:table-cell table:formula="of:=[.F36]*[.G36]" office:value-type="float" office:value="62.5" calcext:value-type="float">
            <text:p>6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22-10-2025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1:45</text:p>
          </table:table-cell>
          <table:table-cell office:value-type="float" office:value="60" calcext:value-type="float">
            <text:p>60</text:p>
          </table:table-cell>
          <table:table-cell table:formula="of:=MID([.E37];1;2)-MID([.D37];1;2)+(((MID([.E37];4;2)-MID([.D37];4;2))/60))" office:value-type="float" office:value="1" calcext:value-type="float">
            <text:p>1</text:p>
          </table:table-cell>
          <table:table-cell table:formula="of:=[.F37]*[.G37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3-10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00</text:p>
          </table:table-cell>
          <table:table-cell office:value-type="float" office:value="40" calcext:value-type="float">
            <text:p>40</text:p>
          </table:table-cell>
          <table:table-cell table:formula="of:=MID([.E38];1;2)-MID([.D38];1;2)+(((MID([.E38];4;2)-MID([.D38];4;2))/60))" office:value-type="float" office:value="1" calcext:value-type="float">
            <text:p>1</text:p>
          </table:table-cell>
          <table:table-cell table:formula="of:=[.F38]*[.G3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24-10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00</text:p>
          </table:table-cell>
          <table:table-cell office:value-type="float" office:value="60" calcext:value-type="float">
            <text:p>60</text:p>
          </table:table-cell>
          <table:table-cell table:formula="of:=MID([.E39];1;2)-MID([.D39];1;2)+(((MID([.E39];4;2)-MID([.D39];4;2))/60))" office:value-type="float" office:value="1" calcext:value-type="float">
            <text:p>1</text:p>
          </table:table-cell>
          <table:table-cell table:formula="of:=[.F39]*[.G39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4-10-2025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1:30</text:p>
          </table:table-cell>
          <table:table-cell office:value-type="float" office:value="40" calcext:value-type="float">
            <text:p>40</text:p>
          </table:table-cell>
          <table:table-cell table:formula="of:=MID([.E40];1;2)-MID([.D40];1;2)+(((MID([.E40];4;2)-MID([.D40];4;2))/60))" office:value-type="float" office:value="1" calcext:value-type="float">
            <text:p>1</text:p>
          </table:table-cell>
          <table:table-cell table:formula="of:=[.F40]*[.G4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31-10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45</text:p>
          </table:table-cell>
          <table:table-cell office:value-type="float" office:value="60" calcext:value-type="float">
            <text:p>60</text:p>
          </table:table-cell>
          <table:table-cell table:formula="of:=MID([.E41];1;2)-MID([.D41];1;2)+(((MID([.E41];4;2)-MID([.D41];4;2))/60))" office:value-type="float" office:value="1.75" calcext:value-type="float">
            <text:p>1,75</text:p>
          </table:table-cell>
          <table:table-cell table:formula="of:=[.F41]*[.G41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31-10-2025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2:15</text:p>
          </table:table-cell>
          <table:table-cell office:value-type="float" office:value="60" calcext:value-type="float">
            <text:p>60</text:p>
          </table:table-cell>
          <table:table-cell table:formula="of:=MID([.E42];1;2)-MID([.D42];1;2)+(((MID([.E42];4;2)-MID([.D42];4;2))/60))" office:value-type="float" office:value="1.5" calcext:value-type="float">
            <text:p>1,5</text:p>
          </table:table-cell>
          <table:table-cell table:formula="of:=[.F42]*[.G42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31-10-2025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4:30</text:p>
          </table:table-cell>
          <table:table-cell office:value-type="float" office:value="40" calcext:value-type="float">
            <text:p>40</text:p>
          </table:table-cell>
          <table:table-cell table:formula="of:=MID([.E43];1;2)-MID([.D43];1;2)+(((MID([.E43];4;2)-MID([.D43];4;2))/60))" office:value-type="float" office:value="1.75" calcext:value-type="float">
            <text:p>1,75</text:p>
          </table:table-cell>
          <table:table-cell table:formula="of:=[.F43]*[.G43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31-10-2025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6:15</text:p>
          </table:table-cell>
          <table:table-cell office:value-type="float" office:value="60" calcext:value-type="float">
            <text:p>60</text:p>
          </table:table-cell>
          <table:table-cell table:formula="of:=MID([.E44];1;2)-MID([.D44];1;2)+(((MID([.E44];4;2)-MID([.D44];4;2))/60))" office:value-type="float" office:value="1.75" calcext:value-type="float">
            <text:p>1,75</text:p>
          </table:table-cell>
          <table:table-cell table:formula="of:=[.F44]*[.G44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3-11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30</text:p>
          </table:table-cell>
          <table:table-cell office:value-type="float" office:value="60" calcext:value-type="float">
            <text:p>60</text:p>
          </table:table-cell>
          <table:table-cell table:formula="of:=MID([.E45];1;2)-MID([.D45];1;2)+(((MID([.E45];4;2)-MID([.D45];4;2))/60))" office:value-type="float" office:value="1.5" calcext:value-type="float">
            <text:p>1,5</text:p>
          </table:table-cell>
          <table:table-cell table:formula="of:=[.F45]*[.G45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05-11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00</text:p>
          </table:table-cell>
          <table:table-cell office:value-type="float" office:value="50" calcext:value-type="float">
            <text:p>50</text:p>
          </table:table-cell>
          <table:table-cell table:formula="of:=MID([.E46];1;2)-MID([.D46];1;2)+(((MID([.E46];4;2)-MID([.D46];4;2))/60))" office:value-type="float" office:value="1" calcext:value-type="float">
            <text:p>1</text:p>
          </table:table-cell>
          <table:table-cell table:formula="of:=[.F46]*[.G46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05-11-2025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2:00</text:p>
          </table:table-cell>
          <table:table-cell office:value-type="float" office:value="50" calcext:value-type="float">
            <text:p>50</text:p>
          </table:table-cell>
          <table:table-cell table:formula="of:=MID([.E47];1;2)-MID([.D47];1;2)+(((MID([.E47];4;2)-MID([.D47];4;2))/60))" office:value-type="float" office:value="2" calcext:value-type="float">
            <text:p>2</text:p>
          </table:table-cell>
          <table:table-cell table:formula="of:=[.F47]*[.G47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5-11-2025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4:00</text:p>
          </table:table-cell>
          <table:table-cell office:value-type="float" office:value="60" calcext:value-type="float">
            <text:p>60</text:p>
          </table:table-cell>
          <table:table-cell table:formula="of:=MID([.E48];1;2)-MID([.D48];1;2)+(((MID([.E48];4;2)-MID([.D48];4;2))/60))" office:value-type="float" office:value="1.5" calcext:value-type="float">
            <text:p>1,5</text:p>
          </table:table-cell>
          <table:table-cell table:formula="of:=[.F48]*[.G48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6-11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30</text:p>
          </table:table-cell>
          <table:table-cell office:value-type="float" office:value="60" calcext:value-type="float">
            <text:p>60</text:p>
          </table:table-cell>
          <table:table-cell table:formula="of:=MID([.E49];1;2)-MID([.D49];1;2)+(((MID([.E49];4;2)-MID([.D49];4;2))/60))" office:value-type="float" office:value="1.5" calcext:value-type="float">
            <text:p>1,5</text:p>
          </table:table-cell>
          <table:table-cell table:formula="of:=[.F49]*[.G49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06-11-2025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2:45</text:p>
          </table:table-cell>
          <table:table-cell office:value-type="float" office:value="50" calcext:value-type="float">
            <text:p>50</text:p>
          </table:table-cell>
          <table:table-cell table:formula="of:=MID([.E50];1;2)-MID([.D50];1;2)+(((MID([.E50];4;2)-MID([.D50];4;2))/60))" office:value-type="float" office:value="1.75" calcext:value-type="float">
            <text:p>1,75</text:p>
          </table:table-cell>
          <table:table-cell table:formula="of:=[.F50]*[.G50]" office:value-type="float" office:value="87.5" calcext:value-type="float">
            <text:p>8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06-11-2025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5:30</text:p>
          </table:table-cell>
          <table:table-cell office:value-type="float" office:value="40" calcext:value-type="float">
            <text:p>40</text:p>
          </table:table-cell>
          <table:table-cell table:formula="of:=MID([.E51];1;2)-MID([.D51];1;2)+(((MID([.E51];4;2)-MID([.D51];4;2))/60))" office:value-type="float" office:value="1.75" calcext:value-type="float">
            <text:p>1,75</text:p>
          </table:table-cell>
          <table:table-cell table:formula="of:=[.F51]*[.G51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6-11-2025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7:00</text:p>
          </table:table-cell>
          <table:table-cell office:value-type="float" office:value="60" calcext:value-type="float">
            <text:p>60</text:p>
          </table:table-cell>
          <table:table-cell table:formula="of:=MID([.E52];1;2)-MID([.D52];1;2)+(((MID([.E52];4;2)-MID([.D52];4;2))/60))" office:value-type="float" office:value="1.5" calcext:value-type="float">
            <text:p>1,5</text:p>
          </table:table-cell>
          <table:table-cell table:formula="of:=[.F52]*[.G52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06-11-2025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8:00</text:p>
          </table:table-cell>
          <table:table-cell office:value-type="float" office:value="50" calcext:value-type="float">
            <text:p>50</text:p>
          </table:table-cell>
          <table:table-cell table:formula="of:=MID([.E53];1;2)-MID([.D53];1;2)+(((MID([.E53];4;2)-MID([.D53];4;2))/60))" office:value-type="float" office:value="1" calcext:value-type="float">
            <text:p>1</text:p>
          </table:table-cell>
          <table:table-cell table:formula="of:=[.F53]*[.G53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7-11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00</text:p>
          </table:table-cell>
          <table:table-cell office:value-type="float" office:value="60" calcext:value-type="float">
            <text:p>60</text:p>
          </table:table-cell>
          <table:table-cell table:formula="of:=MID([.E54];1;2)-MID([.D54];1;2)+(((MID([.E54];4;2)-MID([.D54];4;2))/60))" office:value-type="float" office:value="1" calcext:value-type="float">
            <text:p>1</text:p>
          </table:table-cell>
          <table:table-cell table:formula="of:=[.F54]*[.G54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7-11-2025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2:15</text:p>
          </table:table-cell>
          <table:table-cell office:value-type="float" office:value="60" calcext:value-type="float">
            <text:p>60</text:p>
          </table:table-cell>
          <table:table-cell table:formula="of:=MID([.E55];1;2)-MID([.D55];1;2)+(((MID([.E55];4;2)-MID([.D55];4;2))/60))" office:value-type="float" office:value="1.5" calcext:value-type="float">
            <text:p>1,5</text:p>
          </table:table-cell>
          <table:table-cell table:formula="of:=[.F55]*[.G55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0-11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15</text:p>
          </table:table-cell>
          <table:table-cell office:value-type="float" office:value="40" calcext:value-type="float">
            <text:p>40</text:p>
          </table:table-cell>
          <table:table-cell table:formula="of:=MID([.E56];1;2)-MID([.D56];1;2)+(((MID([.E56];4;2)-MID([.D56];4;2))/60))" office:value-type="float" office:value="1.25" calcext:value-type="float">
            <text:p>1,25</text:p>
          </table:table-cell>
          <table:table-cell table:formula="of:=[.F56]*[.G56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0-11-2025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11:30</text:p>
          </table:table-cell>
          <table:table-cell office:value-type="float" office:value="40" calcext:value-type="float">
            <text:p>40</text:p>
          </table:table-cell>
          <table:table-cell table:formula="of:=MID([.E57];1;2)-MID([.D57];1;2)+(((MID([.E57];4;2)-MID([.D57];4;2))/60))" office:value-type="float" office:value="1.25" calcext:value-type="float">
            <text:p>1,25</text:p>
          </table:table-cell>
          <table:table-cell table:formula="of:=[.F57]*[.G57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1-11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00</text:p>
          </table:table-cell>
          <table:table-cell office:value-type="float" office:value="40" calcext:value-type="float">
            <text:p>40</text:p>
          </table:table-cell>
          <table:table-cell table:formula="of:=MID([.E58];1;2)-MID([.D58];1;2)+(((MID([.E58];4;2)-MID([.D58];4;2))/60))" office:value-type="float" office:value="1" calcext:value-type="float">
            <text:p>1</text:p>
          </table:table-cell>
          <table:table-cell table:formula="of:=[.F58]*[.G5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1-11-2025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1:15</text:p>
          </table:table-cell>
          <table:table-cell office:value-type="float" office:value="60" calcext:value-type="float">
            <text:p>60</text:p>
          </table:table-cell>
          <table:table-cell table:formula="of:=MID([.E59];1;2)-MID([.D59];1;2)+(((MID([.E59];4;2)-MID([.D59];4;2))/60))" office:value-type="float" office:value="1.25" calcext:value-type="float">
            <text:p>1,25</text:p>
          </table:table-cell>
          <table:table-cell table:formula="of:=[.F59]*[.G59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1-11-2025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2:15</text:p>
          </table:table-cell>
          <table:table-cell office:value-type="float" office:value="60" calcext:value-type="float">
            <text:p>60</text:p>
          </table:table-cell>
          <table:table-cell table:formula="of:=MID([.E60];1;2)-MID([.D60];1;2)+(((MID([.E60];4;2)-MID([.D60];4;2))/60))" office:value-type="float" office:value="1" calcext:value-type="float">
            <text:p>1</text:p>
          </table:table-cell>
          <table:table-cell table:formula="of:=[.F60]*[.G60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2-11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00</text:p>
          </table:table-cell>
          <table:table-cell office:value-type="float" office:value="40" calcext:value-type="float">
            <text:p>40</text:p>
          </table:table-cell>
          <table:table-cell table:formula="of:=MID([.E61];1;2)-MID([.D61];1;2)+(((MID([.E61];4;2)-MID([.D61];4;2))/60))" office:value-type="float" office:value="1" calcext:value-type="float">
            <text:p>1</text:p>
          </table:table-cell>
          <table:table-cell table:formula="of:=[.F61]*[.G6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2-11-2025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2:30</text:p>
          </table:table-cell>
          <table:table-cell office:value-type="float" office:value="60" calcext:value-type="float">
            <text:p>60</text:p>
          </table:table-cell>
          <table:table-cell table:formula="of:=MID([.E62];1;2)-MID([.D62];1;2)+(((MID([.E62];4;2)-MID([.D62];4;2))/60))" office:value-type="float" office:value="1.5" calcext:value-type="float">
            <text:p>1,5</text:p>
          </table:table-cell>
          <table:table-cell table:formula="of:=[.F62]*[.G62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2-11-2025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3:45</text:p>
          </table:table-cell>
          <table:table-cell office:value-type="float" office:value="60" calcext:value-type="float">
            <text:p>60</text:p>
          </table:table-cell>
          <table:table-cell table:formula="of:=MID([.E63];1;2)-MID([.D63];1;2)+(((MID([.E63];4;2)-MID([.D63];4;2))/60))" office:value-type="float" office:value="1" calcext:value-type="float">
            <text:p>1</text:p>
          </table:table-cell>
          <table:table-cell table:formula="of:=[.F63]*[.G63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2-11-2025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5:00</text:p>
          </table:table-cell>
          <table:table-cell office:value-type="float" office:value="60" calcext:value-type="float">
            <text:p>60</text:p>
          </table:table-cell>
          <table:table-cell table:formula="of:=MID([.E64];1;2)-MID([.D64];1;2)+(((MID([.E64];4;2)-MID([.D64];4;2))/60))" office:value-type="float" office:value="1.25" calcext:value-type="float">
            <text:p>1,25</text:p>
          </table:table-cell>
          <table:table-cell table:formula="of:=[.F64]*[.G64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2-11-2025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7:15</text:p>
          </table:table-cell>
          <table:table-cell office:value-type="float" office:value="60" calcext:value-type="float">
            <text:p>60</text:p>
          </table:table-cell>
          <table:table-cell table:formula="of:=MID([.E65];1;2)-MID([.D65];1;2)+(((MID([.E65];4;2)-MID([.D65];4;2))/60))" office:value-type="float" office:value="1.5" calcext:value-type="float">
            <text:p>1,5</text:p>
          </table:table-cell>
          <table:table-cell table:formula="of:=[.F65]*[.G65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3-11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1:00</text:p>
          </table:table-cell>
          <table:table-cell office:value-type="float" office:value="40" calcext:value-type="float">
            <text:p>40</text:p>
          </table:table-cell>
          <table:table-cell table:formula="of:=MID([.E66];1;2)-MID([.D66];1;2)+(((MID([.E66];4;2)-MID([.D66];4;2))/60))" office:value-type="float" office:value="2" calcext:value-type="float">
            <text:p>2</text:p>
          </table:table-cell>
          <table:table-cell table:formula="of:=[.F66]*[.G66]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3-11-2025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2:45</text:p>
          </table:table-cell>
          <table:table-cell office:value-type="float" office:value="40" calcext:value-type="float">
            <text:p>40</text:p>
          </table:table-cell>
          <table:table-cell table:formula="of:=MID([.E67];1;2)-MID([.D67];1;2)+(((MID([.E67];4;2)-MID([.D67];4;2))/60))" office:value-type="float" office:value="1.5" calcext:value-type="float">
            <text:p>1,5</text:p>
          </table:table-cell>
          <table:table-cell table:formula="of:=[.F67]*[.G67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3-11-2025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5:15</text:p>
          </table:table-cell>
          <table:table-cell office:value-type="float" office:value="50" calcext:value-type="float">
            <text:p>50</text:p>
          </table:table-cell>
          <table:table-cell table:formula="of:=MID([.E68];1;2)-MID([.D68];1;2)+(((MID([.E68];4;2)-MID([.D68];4;2))/60))" office:value-type="float" office:value="1.75" calcext:value-type="float">
            <text:p>1,75</text:p>
          </table:table-cell>
          <table:table-cell table:formula="of:=[.F68]*[.G68]" office:value-type="float" office:value="87.5" calcext:value-type="float">
            <text:p>8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otrek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3-11-2025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8:00</text:p>
          </table:table-cell>
          <table:table-cell office:value-type="float" office:value="40" calcext:value-type="float">
            <text:p>40</text:p>
          </table:table-cell>
          <table:table-cell table:formula="of:=MID([.E69];1;2)-MID([.D69];1;2)+(((MID([.E69];4;2)-MID([.D69];4;2))/60))" office:value-type="float" office:value="2" calcext:value-type="float">
            <text:p>2</text:p>
          </table:table-cell>
          <table:table-cell table:formula="of:=[.F69]*[.G69]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4-11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15</text:p>
          </table:table-cell>
          <table:table-cell office:value-type="float" office:value="40" calcext:value-type="float">
            <text:p>40</text:p>
          </table:table-cell>
          <table:table-cell table:formula="of:=MID([.E70];1;2)-MID([.D70];1;2)+(((MID([.E70];4;2)-MID([.D70];4;2))/60))" office:value-type="float" office:value="1.25" calcext:value-type="float">
            <text:p>1,25</text:p>
          </table:table-cell>
          <table:table-cell table:formula="of:=[.F70]*[.G70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4-11-2025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1:45</text:p>
          </table:table-cell>
          <table:table-cell office:value-type="float" office:value="50" calcext:value-type="float">
            <text:p>50</text:p>
          </table:table-cell>
          <table:table-cell table:formula="of:=MID([.E71];1;2)-MID([.D71];1;2)+(((MID([.E71];4;2)-MID([.D71];4;2))/60))" office:value-type="float" office:value="1.25" calcext:value-type="float">
            <text:p>1,25</text:p>
          </table:table-cell>
          <table:table-cell table:formula="of:=[.F71]*[.G71]" office:value-type="float" office:value="62.5" calcext:value-type="float">
            <text:p>6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4-11-2025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4:15</text:p>
          </table:table-cell>
          <table:table-cell office:value-type="float" office:value="40" calcext:value-type="float">
            <text:p>40</text:p>
          </table:table-cell>
          <table:table-cell table:formula="of:=MID([.E72];1;2)-MID([.D72];1;2)+(((MID([.E72];4;2)-MID([.D72];4;2))/60))" office:value-type="float" office:value="2" calcext:value-type="float">
            <text:p>2</text:p>
          </table:table-cell>
          <table:table-cell table:formula="of:=[.F72]*[.G72]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7-11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1:00</text:p>
          </table:table-cell>
          <table:table-cell office:value-type="float" office:value="40" calcext:value-type="float">
            <text:p>40</text:p>
          </table:table-cell>
          <table:table-cell table:formula="of:=MID([.E73];1;2)-MID([.D73];1;2)+(((MID([.E73];4;2)-MID([.D73];4;2))/60))" office:value-type="float" office:value="2" calcext:value-type="float">
            <text:p>2</text:p>
          </table:table-cell>
          <table:table-cell table:formula="of:=[.F73]*[.G73]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7-11-2025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3:15</text:p>
          </table:table-cell>
          <table:table-cell office:value-type="float" office:value="60" calcext:value-type="float">
            <text:p>60</text:p>
          </table:table-cell>
          <table:table-cell table:formula="of:=MID([.E74];1;2)-MID([.D74];1;2)+(((MID([.E74];4;2)-MID([.D74];4;2))/60))" office:value-type="float" office:value="1.75" calcext:value-type="float">
            <text:p>1,75</text:p>
          </table:table-cell>
          <table:table-cell table:formula="of:=[.F74]*[.G74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7-11-2025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5:00</text:p>
          </table:table-cell>
          <table:table-cell office:value-type="float" office:value="60" calcext:value-type="float">
            <text:p>60</text:p>
          </table:table-cell>
          <table:table-cell table:formula="of:=MID([.E75];1;2)-MID([.D75];1;2)+(((MID([.E75];4;2)-MID([.D75];4;2))/60))" office:value-type="float" office:value="1.5" calcext:value-type="float">
            <text:p>1,5</text:p>
          </table:table-cell>
          <table:table-cell table:formula="of:=[.F75]*[.G75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7-11-2025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18:15</text:p>
          </table:table-cell>
          <table:table-cell office:value-type="float" office:value="50" calcext:value-type="float">
            <text:p>50</text:p>
          </table:table-cell>
          <table:table-cell table:formula="of:=MID([.E76];1;2)-MID([.D76];1;2)+(((MID([.E76];4;2)-MID([.D76];4;2))/60))" office:value-type="float" office:value="2" calcext:value-type="float">
            <text:p>2</text:p>
          </table:table-cell>
          <table:table-cell table:formula="of:=[.F76]*[.G76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8-11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00</text:p>
          </table:table-cell>
          <table:table-cell office:value-type="float" office:value="60" calcext:value-type="float">
            <text:p>60</text:p>
          </table:table-cell>
          <table:table-cell table:formula="of:=MID([.E77];1;2)-MID([.D77];1;2)+(((MID([.E77];4;2)-MID([.D77];4;2))/60))" office:value-type="float" office:value="1" calcext:value-type="float">
            <text:p>1</text:p>
          </table:table-cell>
          <table:table-cell table:formula="of:=[.F77]*[.G77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8-11-2025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1:45</text:p>
          </table:table-cell>
          <table:table-cell office:value-type="float" office:value="40" calcext:value-type="float">
            <text:p>40</text:p>
          </table:table-cell>
          <table:table-cell table:formula="of:=MID([.E78];1;2)-MID([.D78];1;2)+(((MID([.E78];4;2)-MID([.D78];4;2))/60))" office:value-type="float" office:value="1.25" calcext:value-type="float">
            <text:p>1,25</text:p>
          </table:table-cell>
          <table:table-cell table:formula="of:=[.F78]*[.G78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9-11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45</text:p>
          </table:table-cell>
          <table:table-cell office:value-type="float" office:value="50" calcext:value-type="float">
            <text:p>50</text:p>
          </table:table-cell>
          <table:table-cell table:formula="of:=MID([.E79];1;2)-MID([.D79];1;2)+(((MID([.E79];4;2)-MID([.D79];4;2))/60))" office:value-type="float" office:value="1.75" calcext:value-type="float">
            <text:p>1,75</text:p>
          </table:table-cell>
          <table:table-cell table:formula="of:=[.F79]*[.G79]" office:value-type="float" office:value="87.5" calcext:value-type="float">
            <text:p>8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zej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9-11-2025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2:15</text:p>
          </table:table-cell>
          <table:table-cell office:value-type="float" office:value="60" calcext:value-type="float">
            <text:p>60</text:p>
          </table:table-cell>
          <table:table-cell table:formula="of:=MID([.E80];1;2)-MID([.D80];1;2)+(((MID([.E80];4;2)-MID([.D80];4;2))/60))" office:value-type="float" office:value="1" calcext:value-type="float">
            <text:p>1</text:p>
          </table:table-cell>
          <table:table-cell table:formula="of:=[.F80]*[.G80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9-11-2025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4:45</text:p>
          </table:table-cell>
          <table:table-cell office:value-type="float" office:value="40" calcext:value-type="float">
            <text:p>40</text:p>
          </table:table-cell>
          <table:table-cell table:formula="of:=MID([.E81];1;2)-MID([.D81];1;2)+(((MID([.E81];4;2)-MID([.D81];4;2))/60))" office:value-type="float" office:value="1.75" calcext:value-type="float">
            <text:p>1,75</text:p>
          </table:table-cell>
          <table:table-cell table:formula="of:=[.F81]*[.G81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9-11-2025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7:15</text:p>
          </table:table-cell>
          <table:table-cell office:value-type="float" office:value="50" calcext:value-type="float">
            <text:p>50</text:p>
          </table:table-cell>
          <table:table-cell table:formula="of:=MID([.E82];1;2)-MID([.D82];1;2)+(((MID([.E82];4;2)-MID([.D82];4;2))/60))" office:value-type="float" office:value="1.5" calcext:value-type="float">
            <text:p>1,5</text:p>
          </table:table-cell>
          <table:table-cell table:formula="of:=[.F82]*[.G82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20-11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00</text:p>
          </table:table-cell>
          <table:table-cell office:value-type="float" office:value="50" calcext:value-type="float">
            <text:p>50</text:p>
          </table:table-cell>
          <table:table-cell table:formula="of:=MID([.E83];1;2)-MID([.D83];1;2)+(((MID([.E83];4;2)-MID([.D83];4;2))/60))" office:value-type="float" office:value="1" calcext:value-type="float">
            <text:p>1</text:p>
          </table:table-cell>
          <table:table-cell table:formula="of:=[.F83]*[.G83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0-11-2025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2:00</text:p>
          </table:table-cell>
          <table:table-cell office:value-type="float" office:value="40" calcext:value-type="float">
            <text:p>40</text:p>
          </table:table-cell>
          <table:table-cell table:formula="of:=MID([.E84];1;2)-MID([.D84];1;2)+(((MID([.E84];4;2)-MID([.D84];4;2))/60))" office:value-type="float" office:value="2" calcext:value-type="float">
            <text:p>2</text:p>
          </table:table-cell>
          <table:table-cell table:formula="of:=[.F84]*[.G84]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0-11-2025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3:45</text:p>
          </table:table-cell>
          <table:table-cell office:value-type="float" office:value="40" calcext:value-type="float">
            <text:p>40</text:p>
          </table:table-cell>
          <table:table-cell table:formula="of:=MID([.E85];1;2)-MID([.D85];1;2)+(((MID([.E85];4;2)-MID([.D85];4;2))/60))" office:value-type="float" office:value="1" calcext:value-type="float">
            <text:p>1</text:p>
          </table:table-cell>
          <table:table-cell table:formula="of:=[.F85]*[.G8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20-11-2025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5:15</text:p>
          </table:table-cell>
          <table:table-cell office:value-type="float" office:value="50" calcext:value-type="float">
            <text:p>50</text:p>
          </table:table-cell>
          <table:table-cell table:formula="of:=MID([.E86];1;2)-MID([.D86];1;2)+(((MID([.E86];4;2)-MID([.D86];4;2))/60))" office:value-type="float" office:value="1" calcext:value-type="float">
            <text:p>1</text:p>
          </table:table-cell>
          <table:table-cell table:formula="of:=[.F86]*[.G86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20-11-2025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16:15</text:p>
          </table:table-cell>
          <table:table-cell office:value-type="float" office:value="50" calcext:value-type="float">
            <text:p>50</text:p>
          </table:table-cell>
          <table:table-cell table:formula="of:=MID([.E87];1;2)-MID([.D87];1;2)+(((MID([.E87];4;2)-MID([.D87];4;2))/60))" office:value-type="float" office:value="1" calcext:value-type="float">
            <text:p>1</text:p>
          </table:table-cell>
          <table:table-cell table:formula="of:=[.F87]*[.G87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4-11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30</text:p>
          </table:table-cell>
          <table:table-cell office:value-type="float" office:value="40" calcext:value-type="float">
            <text:p>40</text:p>
          </table:table-cell>
          <table:table-cell table:formula="of:=MID([.E88];1;2)-MID([.D88];1;2)+(((MID([.E88];4;2)-MID([.D88];4;2))/60))" office:value-type="float" office:value="1.5" calcext:value-type="float">
            <text:p>1,5</text:p>
          </table:table-cell>
          <table:table-cell table:formula="of:=[.F88]*[.G8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4-11-2025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2:00</text:p>
          </table:table-cell>
          <table:table-cell office:value-type="float" office:value="40" calcext:value-type="float">
            <text:p>40</text:p>
          </table:table-cell>
          <table:table-cell table:formula="of:=MID([.E89];1;2)-MID([.D89];1;2)+(((MID([.E89];4;2)-MID([.D89];4;2))/60))" office:value-type="float" office:value="1.25" calcext:value-type="float">
            <text:p>1,25</text:p>
          </table:table-cell>
          <table:table-cell table:formula="of:=[.F89]*[.G89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4-11-2025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3:30</text:p>
          </table:table-cell>
          <table:table-cell office:value-type="float" office:value="40" calcext:value-type="float">
            <text:p>40</text:p>
          </table:table-cell>
          <table:table-cell table:formula="of:=MID([.E90];1;2)-MID([.D90];1;2)+(((MID([.E90];4;2)-MID([.D90];4;2))/60))" office:value-type="float" office:value="1" calcext:value-type="float">
            <text:p>1</text:p>
          </table:table-cell>
          <table:table-cell table:formula="of:=[.F90]*[.G9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24-11-2025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6:00</text:p>
          </table:table-cell>
          <table:table-cell office:value-type="float" office:value="60" calcext:value-type="float">
            <text:p>60</text:p>
          </table:table-cell>
          <table:table-cell table:formula="of:=MID([.E91];1;2)-MID([.D91];1;2)+(((MID([.E91];4;2)-MID([.D91];4;2))/60))" office:value-type="float" office:value="1.5" calcext:value-type="float">
            <text:p>1,5</text:p>
          </table:table-cell>
          <table:table-cell table:formula="of:=[.F91]*[.G91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24-11-2025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8:00</text:p>
          </table:table-cell>
          <table:table-cell office:value-type="float" office:value="60" calcext:value-type="float">
            <text:p>60</text:p>
          </table:table-cell>
          <table:table-cell table:formula="of:=MID([.E92];1;2)-MID([.D92];1;2)+(((MID([.E92];4;2)-MID([.D92];4;2))/60))" office:value-type="float" office:value="1.5" calcext:value-type="float">
            <text:p>1,5</text:p>
          </table:table-cell>
          <table:table-cell table:formula="of:=[.F92]*[.G92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25-11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15</text:p>
          </table:table-cell>
          <table:table-cell office:value-type="float" office:value="60" calcext:value-type="float">
            <text:p>60</text:p>
          </table:table-cell>
          <table:table-cell table:formula="of:=MID([.E93];1;2)-MID([.D93];1;2)+(((MID([.E93];4;2)-MID([.D93];4;2))/60))" office:value-type="float" office:value="1.25" calcext:value-type="float">
            <text:p>1,25</text:p>
          </table:table-cell>
          <table:table-cell table:formula="of:=[.F93]*[.G93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26-11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00</text:p>
          </table:table-cell>
          <table:table-cell office:value-type="float" office:value="60" calcext:value-type="float">
            <text:p>60</text:p>
          </table:table-cell>
          <table:table-cell table:formula="of:=MID([.E94];1;2)-MID([.D94];1;2)+(((MID([.E94];4;2)-MID([.D94];4;2))/60))" office:value-type="float" office:value="1" calcext:value-type="float">
            <text:p>1</text:p>
          </table:table-cell>
          <table:table-cell table:formula="of:=[.F94]*[.G94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6-11-2025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2:45</text:p>
          </table:table-cell>
          <table:table-cell office:value-type="float" office:value="40" calcext:value-type="float">
            <text:p>40</text:p>
          </table:table-cell>
          <table:table-cell table:formula="of:=MID([.E95];1;2)-MID([.D95];1;2)+(((MID([.E95];4;2)-MID([.D95];4;2))/60))" office:value-type="float" office:value="1.75" calcext:value-type="float">
            <text:p>1,75</text:p>
          </table:table-cell>
          <table:table-cell table:formula="of:=[.F95]*[.G95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6-11-2025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5:45</text:p>
          </table:table-cell>
          <table:table-cell office:value-type="float" office:value="40" calcext:value-type="float">
            <text:p>40</text:p>
          </table:table-cell>
          <table:table-cell table:formula="of:=MID([.E96];1;2)-MID([.D96];1;2)+(((MID([.E96];4;2)-MID([.D96];4;2))/60))" office:value-type="float" office:value="2" calcext:value-type="float">
            <text:p>2</text:p>
          </table:table-cell>
          <table:table-cell table:formula="of:=[.F96]*[.G96]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26-11-2025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7:30</text:p>
          </table:table-cell>
          <table:table-cell office:value-type="float" office:value="60" calcext:value-type="float">
            <text:p>60</text:p>
          </table:table-cell>
          <table:table-cell table:formula="of:=MID([.E97];1;2)-MID([.D97];1;2)+(((MID([.E97];4;2)-MID([.D97];4;2))/60))" office:value-type="float" office:value="1" calcext:value-type="float">
            <text:p>1</text:p>
          </table:table-cell>
          <table:table-cell table:formula="of:=[.F97]*[.G97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28-11-2025</text:p>
          </table:table-cell>
          <table:table-cell office:value-type="string" calcext:value-type="string">
            <text:p>09:30</text:p>
          </table:table-cell>
          <table:table-cell office:value-type="string" calcext:value-type="string">
            <text:p>11:00</text:p>
          </table:table-cell>
          <table:table-cell office:value-type="float" office:value="60" calcext:value-type="float">
            <text:p>60</text:p>
          </table:table-cell>
          <table:table-cell table:formula="of:=MID([.E98];1;2)-MID([.D98];1;2)+(((MID([.E98];4;2)-MID([.D98];4;2))/60))" office:value-type="float" office:value="1.5" calcext:value-type="float">
            <text:p>1,5</text:p>
          </table:table-cell>
          <table:table-cell table:formula="of:=[.F98]*[.G98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8-11-2025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2:45</text:p>
          </table:table-cell>
          <table:table-cell office:value-type="float" office:value="40" calcext:value-type="float">
            <text:p>40</text:p>
          </table:table-cell>
          <table:table-cell table:formula="of:=MID([.E99];1;2)-MID([.D99];1;2)+(((MID([.E99];4;2)-MID([.D99];4;2))/60))" office:value-type="float" office:value="1.25" calcext:value-type="float">
            <text:p>1,25</text:p>
          </table:table-cell>
          <table:table-cell table:formula="of:=[.F99]*[.G99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02-12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00</text:p>
          </table:table-cell>
          <table:table-cell office:value-type="float" office:value="50" calcext:value-type="float">
            <text:p>50</text:p>
          </table:table-cell>
          <table:table-cell table:formula="of:=MID([.E100];1;2)-MID([.D100];1;2)+(((MID([.E100];4;2)-MID([.D100];4;2))/60))" office:value-type="float" office:value="1" calcext:value-type="float">
            <text:p>1</text:p>
          </table:table-cell>
          <table:table-cell table:formula="of:=[.F100]*[.G100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2-12-2025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1:30</text:p>
          </table:table-cell>
          <table:table-cell office:value-type="float" office:value="60" calcext:value-type="float">
            <text:p>60</text:p>
          </table:table-cell>
          <table:table-cell table:formula="of:=MID([.E101];1;2)-MID([.D101];1;2)+(((MID([.E101];4;2)-MID([.D101];4;2))/60))" office:value-type="float" office:value="1" calcext:value-type="float">
            <text:p>1</text:p>
          </table:table-cell>
          <table:table-cell table:formula="of:=[.F101]*[.G10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2-12-2025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3:30</text:p>
          </table:table-cell>
          <table:table-cell office:value-type="float" office:value="60" calcext:value-type="float">
            <text:p>60</text:p>
          </table:table-cell>
          <table:table-cell table:formula="of:=MID([.E102];1;2)-MID([.D102];1;2)+(((MID([.E102];4;2)-MID([.D102];4;2))/60))" office:value-type="float" office:value="2" calcext:value-type="float">
            <text:p>2</text:p>
          </table:table-cell>
          <table:table-cell table:formula="of:=[.F102]*[.G102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03-12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45</text:p>
          </table:table-cell>
          <table:table-cell office:value-type="float" office:value="50" calcext:value-type="float">
            <text:p>50</text:p>
          </table:table-cell>
          <table:table-cell table:formula="of:=MID([.E103];1;2)-MID([.D103];1;2)+(((MID([.E103];4;2)-MID([.D103];4;2))/60))" office:value-type="float" office:value="1.75" calcext:value-type="float">
            <text:p>1,75</text:p>
          </table:table-cell>
          <table:table-cell table:formula="of:=[.F103]*[.G103]" office:value-type="float" office:value="87.5" calcext:value-type="float">
            <text:p>8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03-12-2025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3:00</text:p>
          </table:table-cell>
          <table:table-cell office:value-type="float" office:value="40" calcext:value-type="float">
            <text:p>40</text:p>
          </table:table-cell>
          <table:table-cell table:formula="of:=MID([.E104];1;2)-MID([.D104];1;2)+(((MID([.E104];4;2)-MID([.D104];4;2))/60))" office:value-type="float" office:value="1.5" calcext:value-type="float">
            <text:p>1,5</text:p>
          </table:table-cell>
          <table:table-cell table:formula="of:=[.F104]*[.G104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03-12-2025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4:45</text:p>
          </table:table-cell>
          <table:table-cell office:value-type="float" office:value="50" calcext:value-type="float">
            <text:p>50</text:p>
          </table:table-cell>
          <table:table-cell table:formula="of:=MID([.E105];1;2)-MID([.D105];1;2)+(((MID([.E105];4;2)-MID([.D105];4;2))/60))" office:value-type="float" office:value="1" calcext:value-type="float">
            <text:p>1</text:p>
          </table:table-cell>
          <table:table-cell table:formula="of:=[.F105]*[.G105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03-12-2025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7:15</text:p>
          </table:table-cell>
          <table:table-cell office:value-type="float" office:value="50" calcext:value-type="float">
            <text:p>50</text:p>
          </table:table-cell>
          <table:table-cell table:formula="of:=MID([.E106];1;2)-MID([.D106];1;2)+(((MID([.E106];4;2)-MID([.D106];4;2))/60))" office:value-type="float" office:value="1.5" calcext:value-type="float">
            <text:p>1,5</text:p>
          </table:table-cell>
          <table:table-cell table:formula="of:=[.F106]*[.G10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03-12-2025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19:00</text:p>
          </table:table-cell>
          <table:table-cell office:value-type="float" office:value="40" calcext:value-type="float">
            <text:p>40</text:p>
          </table:table-cell>
          <table:table-cell table:formula="of:=MID([.E107];1;2)-MID([.D107];1;2)+(((MID([.E107];4;2)-MID([.D107];4;2))/60))" office:value-type="float" office:value="1" calcext:value-type="float">
            <text:p>1</text:p>
          </table:table-cell>
          <table:table-cell table:formula="of:=[.F107]*[.G10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5-12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45</text:p>
          </table:table-cell>
          <table:table-cell office:value-type="float" office:value="60" calcext:value-type="float">
            <text:p>60</text:p>
          </table:table-cell>
          <table:table-cell table:formula="of:=MID([.E108];1;2)-MID([.D108];1;2)+(((MID([.E108];4;2)-MID([.D108];4;2))/60))" office:value-type="float" office:value="1.75" calcext:value-type="float">
            <text:p>1,75</text:p>
          </table:table-cell>
          <table:table-cell table:formula="of:=[.F108]*[.G108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05-12-2025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2:00</text:p>
          </table:table-cell>
          <table:table-cell office:value-type="float" office:value="40" calcext:value-type="float">
            <text:p>40</text:p>
          </table:table-cell>
          <table:table-cell table:formula="of:=MID([.E109];1;2)-MID([.D109];1;2)+(((MID([.E109];4;2)-MID([.D109];4;2))/60))" office:value-type="float" office:value="1" calcext:value-type="float">
            <text:p>1</text:p>
          </table:table-cell>
          <table:table-cell table:formula="of:=[.F109]*[.G10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5-12-2025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4:15</text:p>
          </table:table-cell>
          <table:table-cell office:value-type="float" office:value="60" calcext:value-type="float">
            <text:p>60</text:p>
          </table:table-cell>
          <table:table-cell table:formula="of:=MID([.E110];1;2)-MID([.D110];1;2)+(((MID([.E110];4;2)-MID([.D110];4;2))/60))" office:value-type="float" office:value="1.5" calcext:value-type="float">
            <text:p>1,5</text:p>
          </table:table-cell>
          <table:table-cell table:formula="of:=[.F110]*[.G110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ycj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8-12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45</text:p>
          </table:table-cell>
          <table:table-cell office:value-type="float" office:value="60" calcext:value-type="float">
            <text:p>60</text:p>
          </table:table-cell>
          <table:table-cell table:formula="of:=MID([.E111];1;2)-MID([.D111];1;2)+(((MID([.E111];4;2)-MID([.D111];4;2))/60))" office:value-type="float" office:value="1.75" calcext:value-type="float">
            <text:p>1,75</text:p>
          </table:table-cell>
          <table:table-cell table:formula="of:=[.F111]*[.G111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08-12-2025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3:00</text:p>
          </table:table-cell>
          <table:table-cell office:value-type="float" office:value="40" calcext:value-type="float">
            <text:p>40</text:p>
          </table:table-cell>
          <table:table-cell table:formula="of:=MID([.E112];1;2)-MID([.D112];1;2)+(((MID([.E112];4;2)-MID([.D112];4;2))/60))" office:value-type="float" office:value="1.75" calcext:value-type="float">
            <text:p>1,75</text:p>
          </table:table-cell>
          <table:table-cell table:formula="of:=[.F112]*[.G112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9-12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15</text:p>
          </table:table-cell>
          <table:table-cell office:value-type="float" office:value="60" calcext:value-type="float">
            <text:p>60</text:p>
          </table:table-cell>
          <table:table-cell table:formula="of:=MID([.E113];1;2)-MID([.D113];1;2)+(((MID([.E113];4;2)-MID([.D113];4;2))/60))" office:value-type="float" office:value="1.25" calcext:value-type="float">
            <text:p>1,25</text:p>
          </table:table-cell>
          <table:table-cell table:formula="of:=[.F113]*[.G113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09-12-2025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1:30</text:p>
          </table:table-cell>
          <table:table-cell office:value-type="float" office:value="50" calcext:value-type="float">
            <text:p>50</text:p>
          </table:table-cell>
          <table:table-cell table:formula="of:=MID([.E114];1;2)-MID([.D114];1;2)+(((MID([.E114];4;2)-MID([.D114];4;2))/60))" office:value-type="float" office:value="1" calcext:value-type="float">
            <text:p>1</text:p>
          </table:table-cell>
          <table:table-cell table:formula="of:=[.F114]*[.G114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0-12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30</text:p>
          </table:table-cell>
          <table:table-cell office:value-type="float" office:value="40" calcext:value-type="float">
            <text:p>40</text:p>
          </table:table-cell>
          <table:table-cell table:formula="of:=MID([.E115];1;2)-MID([.D115];1;2)+(((MID([.E115];4;2)-MID([.D115];4;2))/60))" office:value-type="float" office:value="1.5" calcext:value-type="float">
            <text:p>1,5</text:p>
          </table:table-cell>
          <table:table-cell table:formula="of:=[.F115]*[.G115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0-12-2025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2:00</text:p>
          </table:table-cell>
          <table:table-cell office:value-type="float" office:value="60" calcext:value-type="float">
            <text:p>60</text:p>
          </table:table-cell>
          <table:table-cell table:formula="of:=MID([.E116];1;2)-MID([.D116];1;2)+(((MID([.E116];4;2)-MID([.D116];4;2))/60))" office:value-type="float" office:value="1.5" calcext:value-type="float">
            <text:p>1,5</text:p>
          </table:table-cell>
          <table:table-cell table:formula="of:=[.F116]*[.G116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0-12-2025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4:15</text:p>
          </table:table-cell>
          <table:table-cell office:value-type="float" office:value="60" calcext:value-type="float">
            <text:p>60</text:p>
          </table:table-cell>
          <table:table-cell table:formula="of:=MID([.E117];1;2)-MID([.D117];1;2)+(((MID([.E117];4;2)-MID([.D117];4;2))/60))" office:value-type="float" office:value="1.25" calcext:value-type="float">
            <text:p>1,25</text:p>
          </table:table-cell>
          <table:table-cell table:formula="of:=[.F117]*[.G117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0-12-2025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15:45</text:p>
          </table:table-cell>
          <table:table-cell office:value-type="float" office:value="60" calcext:value-type="float">
            <text:p>60</text:p>
          </table:table-cell>
          <table:table-cell table:formula="of:=MID([.E118];1;2)-MID([.D118];1;2)+(((MID([.E118];4;2)-MID([.D118];4;2))/60))" office:value-type="float" office:value="1" calcext:value-type="float">
            <text:p>1</text:p>
          </table:table-cell>
          <table:table-cell table:formula="of:=[.F118]*[.G11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0-12-2025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17:45</text:p>
          </table:table-cell>
          <table:table-cell office:value-type="float" office:value="40" calcext:value-type="float">
            <text:p>40</text:p>
          </table:table-cell>
          <table:table-cell table:formula="of:=MID([.E119];1;2)-MID([.D119];1;2)+(((MID([.E119];4;2)-MID([.D119];4;2))/60))" office:value-type="float" office:value="1.5" calcext:value-type="float">
            <text:p>1,5</text:p>
          </table:table-cell>
          <table:table-cell table:formula="of:=[.F119]*[.G119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1-12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15</text:p>
          </table:table-cell>
          <table:table-cell office:value-type="float" office:value="40" calcext:value-type="float">
            <text:p>40</text:p>
          </table:table-cell>
          <table:table-cell table:formula="of:=MID([.E120];1;2)-MID([.D120];1;2)+(((MID([.E120];4;2)-MID([.D120];4;2))/60))" office:value-type="float" office:value="1.25" calcext:value-type="float">
            <text:p>1,25</text:p>
          </table:table-cell>
          <table:table-cell table:formula="of:=[.F120]*[.G120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1-12-2025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1:45</text:p>
          </table:table-cell>
          <table:table-cell office:value-type="float" office:value="60" calcext:value-type="float">
            <text:p>60</text:p>
          </table:table-cell>
          <table:table-cell table:formula="of:=MID([.E121];1;2)-MID([.D121];1;2)+(((MID([.E121];4;2)-MID([.D121];4;2))/60))" office:value-type="float" office:value="1.25" calcext:value-type="float">
            <text:p>1,25</text:p>
          </table:table-cell>
          <table:table-cell table:formula="of:=[.F121]*[.G121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2-12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15</text:p>
          </table:table-cell>
          <table:table-cell office:value-type="float" office:value="40" calcext:value-type="float">
            <text:p>40</text:p>
          </table:table-cell>
          <table:table-cell table:formula="of:=MID([.E122];1;2)-MID([.D122];1;2)+(((MID([.E122];4;2)-MID([.D122];4;2))/60))" office:value-type="float" office:value="1.25" calcext:value-type="float">
            <text:p>1,25</text:p>
          </table:table-cell>
          <table:table-cell table:formula="of:=[.F122]*[.G122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2-12-2025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1:30</text:p>
          </table:table-cell>
          <table:table-cell office:value-type="float" office:value="60" calcext:value-type="float">
            <text:p>60</text:p>
          </table:table-cell>
          <table:table-cell table:formula="of:=MID([.E123];1;2)-MID([.D123];1;2)+(((MID([.E123];4;2)-MID([.D123];4;2))/60))" office:value-type="float" office:value="1" calcext:value-type="float">
            <text:p>1</text:p>
          </table:table-cell>
          <table:table-cell table:formula="of:=[.F123]*[.G123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2-12-2025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3:15</text:p>
          </table:table-cell>
          <table:table-cell office:value-type="float" office:value="60" calcext:value-type="float">
            <text:p>60</text:p>
          </table:table-cell>
          <table:table-cell table:formula="of:=MID([.E124];1;2)-MID([.D124];1;2)+(((MID([.E124];4;2)-MID([.D124];4;2))/60))" office:value-type="float" office:value="1.75" calcext:value-type="float">
            <text:p>1,75</text:p>
          </table:table-cell>
          <table:table-cell table:formula="of:=[.F124]*[.G124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5-12-2025</text:p>
          </table:table-cell>
          <table:table-cell office:value-type="string" calcext:value-type="string">
            <text:p>09:30</text:p>
          </table:table-cell>
          <table:table-cell office:value-type="string" calcext:value-type="string">
            <text:p>11:00</text:p>
          </table:table-cell>
          <table:table-cell office:value-type="float" office:value="60" calcext:value-type="float">
            <text:p>60</text:p>
          </table:table-cell>
          <table:table-cell table:formula="of:=MID([.E125];1;2)-MID([.D125];1;2)+(((MID([.E125];4;2)-MID([.D125];4;2))/60))" office:value-type="float" office:value="1.5" calcext:value-type="float">
            <text:p>1,5</text:p>
          </table:table-cell>
          <table:table-cell table:formula="of:=[.F125]*[.G125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5-12-2025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2:45</text:p>
          </table:table-cell>
          <table:table-cell office:value-type="float" office:value="60" calcext:value-type="float">
            <text:p>60</text:p>
          </table:table-cell>
          <table:table-cell table:formula="of:=MID([.E126];1;2)-MID([.D126];1;2)+(((MID([.E126];4;2)-MID([.D126];4;2))/60))" office:value-type="float" office:value="1.5" calcext:value-type="float">
            <text:p>1,5</text:p>
          </table:table-cell>
          <table:table-cell table:formula="of:=[.F126]*[.G126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6-12-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00</text:p>
          </table:table-cell>
          <table:table-cell office:value-type="float" office:value="60" calcext:value-type="float">
            <text:p>60</text:p>
          </table:table-cell>
          <table:table-cell table:formula="of:=MID([.E127];1;2)-MID([.D127];1;2)+(((MID([.E127];4;2)-MID([.D127];4;2))/60))" office:value-type="float" office:value="1" calcext:value-type="float">
            <text:p>1</text:p>
          </table:table-cell>
          <table:table-cell table:formula="of:=[.F127]*[.G127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5-01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45</text:p>
          </table:table-cell>
          <table:table-cell office:value-type="float" office:value="60" calcext:value-type="float">
            <text:p>60</text:p>
          </table:table-cell>
          <table:table-cell table:formula="of:=MID([.E128];1;2)-MID([.D128];1;2)+(((MID([.E128];4;2)-MID([.D128];4;2))/60))" office:value-type="float" office:value="1.75" calcext:value-type="float">
            <text:p>1,75</text:p>
          </table:table-cell>
          <table:table-cell table:formula="of:=[.F128]*[.G128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5-01-2026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3:00</text:p>
          </table:table-cell>
          <table:table-cell office:value-type="float" office:value="60" calcext:value-type="float">
            <text:p>60</text:p>
          </table:table-cell>
          <table:table-cell table:formula="of:=MID([.E129];1;2)-MID([.D129];1;2)+(((MID([.E129];4;2)-MID([.D129];4;2))/60))" office:value-type="float" office:value="1.5" calcext:value-type="float">
            <text:p>1,5</text:p>
          </table:table-cell>
          <table:table-cell table:formula="of:=[.F129]*[.G129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5-01-2026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4:45</text:p>
          </table:table-cell>
          <table:table-cell office:value-type="float" office:value="60" calcext:value-type="float">
            <text:p>60</text:p>
          </table:table-cell>
          <table:table-cell table:formula="of:=MID([.E130];1;2)-MID([.D130];1;2)+(((MID([.E130];4;2)-MID([.D130];4;2))/60))" office:value-type="float" office:value="1" calcext:value-type="float">
            <text:p>1</text:p>
          </table:table-cell>
          <table:table-cell table:formula="of:=[.F130]*[.G130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05-01-2026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6:45</text:p>
          </table:table-cell>
          <table:table-cell office:value-type="float" office:value="50" calcext:value-type="float">
            <text:p>50</text:p>
          </table:table-cell>
          <table:table-cell table:formula="of:=MID([.E131];1;2)-MID([.D131];1;2)+(((MID([.E131];4;2)-MID([.D131];4;2))/60))" office:value-type="float" office:value="1.25" calcext:value-type="float">
            <text:p>1,25</text:p>
          </table:table-cell>
          <table:table-cell table:formula="of:=[.F131]*[.G131]" office:value-type="float" office:value="62.5" calcext:value-type="float">
            <text:p>6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5-01-2026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19:00</text:p>
          </table:table-cell>
          <table:table-cell office:value-type="float" office:value="60" calcext:value-type="float">
            <text:p>60</text:p>
          </table:table-cell>
          <table:table-cell table:formula="of:=MID([.E132];1;2)-MID([.D132];1;2)+(((MID([.E132];4;2)-MID([.D132];4;2))/60))" office:value-type="float" office:value="1.5" calcext:value-type="float">
            <text:p>1,5</text:p>
          </table:table-cell>
          <table:table-cell table:formula="of:=[.F132]*[.G132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07-01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45</text:p>
          </table:table-cell>
          <table:table-cell office:value-type="float" office:value="40" calcext:value-type="float">
            <text:p>40</text:p>
          </table:table-cell>
          <table:table-cell table:formula="of:=MID([.E133];1;2)-MID([.D133];1;2)+(((MID([.E133];4;2)-MID([.D133];4;2))/60))" office:value-type="float" office:value="1.75" calcext:value-type="float">
            <text:p>1,75</text:p>
          </table:table-cell>
          <table:table-cell table:formula="of:=[.F133]*[.G133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7-01-2026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3:00</text:p>
          </table:table-cell>
          <table:table-cell office:value-type="float" office:value="60" calcext:value-type="float">
            <text:p>60</text:p>
          </table:table-cell>
          <table:table-cell table:formula="of:=MID([.E134];1;2)-MID([.D134];1;2)+(((MID([.E134];4;2)-MID([.D134];4;2))/60))" office:value-type="float" office:value="1.75" calcext:value-type="float">
            <text:p>1,75</text:p>
          </table:table-cell>
          <table:table-cell table:formula="of:=[.F134]*[.G134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07-01-2026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5:00</text:p>
          </table:table-cell>
          <table:table-cell office:value-type="float" office:value="50" calcext:value-type="float">
            <text:p>50</text:p>
          </table:table-cell>
          <table:table-cell table:formula="of:=MID([.E135];1;2)-MID([.D135];1;2)+(((MID([.E135];4;2)-MID([.D135];4;2))/60))" office:value-type="float" office:value="1" calcext:value-type="float">
            <text:p>1</text:p>
          </table:table-cell>
          <table:table-cell table:formula="of:=[.F135]*[.G135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2-01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30</text:p>
          </table:table-cell>
          <table:table-cell office:value-type="float" office:value="50" calcext:value-type="float">
            <text:p>50</text:p>
          </table:table-cell>
          <table:table-cell table:formula="of:=MID([.E136];1;2)-MID([.D136];1;2)+(((MID([.E136];4;2)-MID([.D136];4;2))/60))" office:value-type="float" office:value="1.5" calcext:value-type="float">
            <text:p>1,5</text:p>
          </table:table-cell>
          <table:table-cell table:formula="of:=[.F136]*[.G13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2-01-2026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2:00</text:p>
          </table:table-cell>
          <table:table-cell office:value-type="float" office:value="60" calcext:value-type="float">
            <text:p>60</text:p>
          </table:table-cell>
          <table:table-cell table:formula="of:=MID([.E137];1;2)-MID([.D137];1;2)+(((MID([.E137];4;2)-MID([.D137];4;2))/60))" office:value-type="float" office:value="1.25" calcext:value-type="float">
            <text:p>1,25</text:p>
          </table:table-cell>
          <table:table-cell table:formula="of:=[.F137]*[.G137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2-01-2026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3:00</text:p>
          </table:table-cell>
          <table:table-cell office:value-type="float" office:value="60" calcext:value-type="float">
            <text:p>60</text:p>
          </table:table-cell>
          <table:table-cell table:formula="of:=MID([.E138];1;2)-MID([.D138];1;2)+(((MID([.E138];4;2)-MID([.D138];4;2))/60))" office:value-type="float" office:value="1" calcext:value-type="float">
            <text:p>1</text:p>
          </table:table-cell>
          <table:table-cell table:formula="of:=[.F138]*[.G13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2-01-2026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5:15</text:p>
          </table:table-cell>
          <table:table-cell office:value-type="float" office:value="50" calcext:value-type="float">
            <text:p>50</text:p>
          </table:table-cell>
          <table:table-cell table:formula="of:=MID([.E139];1;2)-MID([.D139];1;2)+(((MID([.E139];4;2)-MID([.D139];4;2))/60))" office:value-type="float" office:value="2" calcext:value-type="float">
            <text:p>2</text:p>
          </table:table-cell>
          <table:table-cell table:formula="of:=[.F139]*[.G139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2-01-2026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7:15</text:p>
          </table:table-cell>
          <table:table-cell office:value-type="float" office:value="60" calcext:value-type="float">
            <text:p>60</text:p>
          </table:table-cell>
          <table:table-cell table:formula="of:=MID([.E140];1;2)-MID([.D140];1;2)+(((MID([.E140];4;2)-MID([.D140];4;2))/60))" office:value-type="float" office:value="1.75" calcext:value-type="float">
            <text:p>1,75</text:p>
          </table:table-cell>
          <table:table-cell table:formula="of:=[.F140]*[.G140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3-01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1:00</text:p>
          </table:table-cell>
          <table:table-cell office:value-type="float" office:value="50" calcext:value-type="float">
            <text:p>50</text:p>
          </table:table-cell>
          <table:table-cell table:formula="of:=MID([.E141];1;2)-MID([.D141];1;2)+(((MID([.E141];4;2)-MID([.D141];4;2))/60))" office:value-type="float" office:value="2" calcext:value-type="float">
            <text:p>2</text:p>
          </table:table-cell>
          <table:table-cell table:formula="of:=[.F141]*[.G141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3-01-2026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2:00</text:p>
          </table:table-cell>
          <table:table-cell office:value-type="float" office:value="50" calcext:value-type="float">
            <text:p>50</text:p>
          </table:table-cell>
          <table:table-cell table:formula="of:=MID([.E142];1;2)-MID([.D142];1;2)+(((MID([.E142];4;2)-MID([.D142];4;2))/60))" office:value-type="float" office:value="1" calcext:value-type="float">
            <text:p>1</text:p>
          </table:table-cell>
          <table:table-cell table:formula="of:=[.F142]*[.G142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3-01-2026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5:00</text:p>
          </table:table-cell>
          <table:table-cell office:value-type="float" office:value="40" calcext:value-type="float">
            <text:p>40</text:p>
          </table:table-cell>
          <table:table-cell table:formula="of:=MID([.E143];1;2)-MID([.D143];1;2)+(((MID([.E143];4;2)-MID([.D143];4;2))/60))" office:value-type="float" office:value="2" calcext:value-type="float">
            <text:p>2</text:p>
          </table:table-cell>
          <table:table-cell table:formula="of:=[.F143]*[.G143]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3-01-2026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7:30</text:p>
          </table:table-cell>
          <table:table-cell office:value-type="float" office:value="60" calcext:value-type="float">
            <text:p>60</text:p>
          </table:table-cell>
          <table:table-cell table:formula="of:=MID([.E144];1;2)-MID([.D144];1;2)+(((MID([.E144];4;2)-MID([.D144];4;2))/60))" office:value-type="float" office:value="1.75" calcext:value-type="float">
            <text:p>1,75</text:p>
          </table:table-cell>
          <table:table-cell table:formula="of:=[.F144]*[.G144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4-01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30</text:p>
          </table:table-cell>
          <table:table-cell office:value-type="float" office:value="60" calcext:value-type="float">
            <text:p>60</text:p>
          </table:table-cell>
          <table:table-cell table:formula="of:=MID([.E145];1;2)-MID([.D145];1;2)+(((MID([.E145];4;2)-MID([.D145];4;2))/60))" office:value-type="float" office:value="1.5" calcext:value-type="float">
            <text:p>1,5</text:p>
          </table:table-cell>
          <table:table-cell table:formula="of:=[.F145]*[.G145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4-01-2026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3:15</text:p>
          </table:table-cell>
          <table:table-cell office:value-type="float" office:value="50" calcext:value-type="float">
            <text:p>50</text:p>
          </table:table-cell>
          <table:table-cell table:formula="of:=MID([.E146];1;2)-MID([.D146];1;2)+(((MID([.E146];4;2)-MID([.D146];4;2))/60))" office:value-type="float" office:value="2" calcext:value-type="float">
            <text:p>2</text:p>
          </table:table-cell>
          <table:table-cell table:formula="of:=[.F146]*[.G146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4-01-2026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4:45</text:p>
          </table:table-cell>
          <table:table-cell office:value-type="float" office:value="40" calcext:value-type="float">
            <text:p>40</text:p>
          </table:table-cell>
          <table:table-cell table:formula="of:=MID([.E147];1;2)-MID([.D147];1;2)+(((MID([.E147];4;2)-MID([.D147];4;2))/60))" office:value-type="float" office:value="1" calcext:value-type="float">
            <text:p>1</text:p>
          </table:table-cell>
          <table:table-cell table:formula="of:=[.F147]*[.G14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5-01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1:00</text:p>
          </table:table-cell>
          <table:table-cell office:value-type="float" office:value="50" calcext:value-type="float">
            <text:p>50</text:p>
          </table:table-cell>
          <table:table-cell table:formula="of:=MID([.E148];1;2)-MID([.D148];1;2)+(((MID([.E148];4;2)-MID([.D148];4;2))/60))" office:value-type="float" office:value="2" calcext:value-type="float">
            <text:p>2</text:p>
          </table:table-cell>
          <table:table-cell table:formula="of:=[.F148]*[.G148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5-01-2026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2:15</text:p>
          </table:table-cell>
          <table:table-cell office:value-type="float" office:value="60" calcext:value-type="float">
            <text:p>60</text:p>
          </table:table-cell>
          <table:table-cell table:formula="of:=MID([.E149];1;2)-MID([.D149];1;2)+(((MID([.E149];4;2)-MID([.D149];4;2))/60))" office:value-type="float" office:value="1.25" calcext:value-type="float">
            <text:p>1,25</text:p>
          </table:table-cell>
          <table:table-cell table:formula="of:=[.F149]*[.G149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5-01-2026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4:00</text:p>
          </table:table-cell>
          <table:table-cell office:value-type="float" office:value="50" calcext:value-type="float">
            <text:p>50</text:p>
          </table:table-cell>
          <table:table-cell table:formula="of:=MID([.E150];1;2)-MID([.D150];1;2)+(((MID([.E150];4;2)-MID([.D150];4;2))/60))" office:value-type="float" office:value="1.5" calcext:value-type="float">
            <text:p>1,5</text:p>
          </table:table-cell>
          <table:table-cell table:formula="of:=[.F150]*[.G150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5-01-2026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6:15</text:p>
          </table:table-cell>
          <table:table-cell office:value-type="float" office:value="50" calcext:value-type="float">
            <text:p>50</text:p>
          </table:table-cell>
          <table:table-cell table:formula="of:=MID([.E151];1;2)-MID([.D151];1;2)+(((MID([.E151];4;2)-MID([.D151];4;2))/60))" office:value-type="float" office:value="1.75" calcext:value-type="float">
            <text:p>1,75</text:p>
          </table:table-cell>
          <table:table-cell table:formula="of:=[.F151]*[.G151]" office:value-type="float" office:value="87.5" calcext:value-type="float">
            <text:p>8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9-01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30</text:p>
          </table:table-cell>
          <table:table-cell office:value-type="float" office:value="50" calcext:value-type="float">
            <text:p>50</text:p>
          </table:table-cell>
          <table:table-cell table:formula="of:=MID([.E152];1;2)-MID([.D152];1;2)+(((MID([.E152];4;2)-MID([.D152];4;2))/60))" office:value-type="float" office:value="1.5" calcext:value-type="float">
            <text:p>1,5</text:p>
          </table:table-cell>
          <table:table-cell table:formula="of:=[.F152]*[.G152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9-01-2026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2:30</text:p>
          </table:table-cell>
          <table:table-cell office:value-type="float" office:value="60" calcext:value-type="float">
            <text:p>60</text:p>
          </table:table-cell>
          <table:table-cell table:formula="of:=MID([.E153];1;2)-MID([.D153];1;2)+(((MID([.E153];4;2)-MID([.D153];4;2))/60))" office:value-type="float" office:value="1.5" calcext:value-type="float">
            <text:p>1,5</text:p>
          </table:table-cell>
          <table:table-cell table:formula="of:=[.F153]*[.G153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9-01-2026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4:30</text:p>
          </table:table-cell>
          <table:table-cell office:value-type="float" office:value="60" calcext:value-type="float">
            <text:p>60</text:p>
          </table:table-cell>
          <table:table-cell table:formula="of:=MID([.E154];1;2)-MID([.D154];1;2)+(((MID([.E154];4;2)-MID([.D154];4;2))/60))" office:value-type="float" office:value="1.5" calcext:value-type="float">
            <text:p>1,5</text:p>
          </table:table-cell>
          <table:table-cell table:formula="of:=[.F154]*[.G154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9-01-2026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16:30</text:p>
          </table:table-cell>
          <table:table-cell office:value-type="float" office:value="40" calcext:value-type="float">
            <text:p>40</text:p>
          </table:table-cell>
          <table:table-cell table:formula="of:=MID([.E155];1;2)-MID([.D155];1;2)+(((MID([.E155];4;2)-MID([.D155];4;2))/60))" office:value-type="float" office:value="1.25" calcext:value-type="float">
            <text:p>1,25</text:p>
          </table:table-cell>
          <table:table-cell table:formula="of:=[.F155]*[.G155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0-01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30</text:p>
          </table:table-cell>
          <table:table-cell office:value-type="float" office:value="40" calcext:value-type="float">
            <text:p>40</text:p>
          </table:table-cell>
          <table:table-cell table:formula="of:=MID([.E156];1;2)-MID([.D156];1;2)+(((MID([.E156];4;2)-MID([.D156];4;2))/60))" office:value-type="float" office:value="1.5" calcext:value-type="float">
            <text:p>1,5</text:p>
          </table:table-cell>
          <table:table-cell table:formula="of:=[.F156]*[.G156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20-01-2026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1:30</text:p>
          </table:table-cell>
          <table:table-cell office:value-type="float" office:value="60" calcext:value-type="float">
            <text:p>60</text:p>
          </table:table-cell>
          <table:table-cell table:formula="of:=MID([.E157];1;2)-MID([.D157];1;2)+(((MID([.E157];4;2)-MID([.D157];4;2))/60))" office:value-type="float" office:value="1" calcext:value-type="float">
            <text:p>1</text:p>
          </table:table-cell>
          <table:table-cell table:formula="of:=[.F157]*[.G157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1-01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45</text:p>
          </table:table-cell>
          <table:table-cell office:value-type="float" office:value="40" calcext:value-type="float">
            <text:p>40</text:p>
          </table:table-cell>
          <table:table-cell table:formula="of:=MID([.E158];1;2)-MID([.D158];1;2)+(((MID([.E158];4;2)-MID([.D158];4;2))/60))" office:value-type="float" office:value="1.75" calcext:value-type="float">
            <text:p>1,75</text:p>
          </table:table-cell>
          <table:table-cell table:formula="of:=[.F158]*[.G158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1-01-2026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13:45</text:p>
          </table:table-cell>
          <table:table-cell office:value-type="float" office:value="40" calcext:value-type="float">
            <text:p>40</text:p>
          </table:table-cell>
          <table:table-cell table:formula="of:=MID([.E159];1;2)-MID([.D159];1;2)+(((MID([.E159];4;2)-MID([.D159];4;2))/60))" office:value-type="float" office:value="2" calcext:value-type="float">
            <text:p>2</text:p>
          </table:table-cell>
          <table:table-cell table:formula="of:=[.F159]*[.G159]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22-01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15</text:p>
          </table:table-cell>
          <table:table-cell office:value-type="float" office:value="60" calcext:value-type="float">
            <text:p>60</text:p>
          </table:table-cell>
          <table:table-cell table:formula="of:=MID([.E160];1;2)-MID([.D160];1;2)+(((MID([.E160];4;2)-MID([.D160];4;2))/60))" office:value-type="float" office:value="1.25" calcext:value-type="float">
            <text:p>1,25</text:p>
          </table:table-cell>
          <table:table-cell table:formula="of:=[.F160]*[.G160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22-01-2026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1:45</text:p>
          </table:table-cell>
          <table:table-cell office:value-type="float" office:value="50" calcext:value-type="float">
            <text:p>50</text:p>
          </table:table-cell>
          <table:table-cell table:formula="of:=MID([.E161];1;2)-MID([.D161];1;2)+(((MID([.E161];4;2)-MID([.D161];4;2))/60))" office:value-type="float" office:value="1.25" calcext:value-type="float">
            <text:p>1,25</text:p>
          </table:table-cell>
          <table:table-cell table:formula="of:=[.F161]*[.G161]" office:value-type="float" office:value="62.5" calcext:value-type="float">
            <text:p>6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22-01-2026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13:45</text:p>
          </table:table-cell>
          <table:table-cell office:value-type="float" office:value="50" calcext:value-type="float">
            <text:p>50</text:p>
          </table:table-cell>
          <table:table-cell table:formula="of:=MID([.E162];1;2)-MID([.D162];1;2)+(((MID([.E162];4;2)-MID([.D162];4;2))/60))" office:value-type="float" office:value="2" calcext:value-type="float">
            <text:p>2</text:p>
          </table:table-cell>
          <table:table-cell table:formula="of:=[.F162]*[.G162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22-01-2026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5:15</text:p>
          </table:table-cell>
          <table:table-cell office:value-type="float" office:value="50" calcext:value-type="float">
            <text:p>50</text:p>
          </table:table-cell>
          <table:table-cell table:formula="of:=MID([.E163];1;2)-MID([.D163];1;2)+(((MID([.E163];4;2)-MID([.D163];4;2))/60))" office:value-type="float" office:value="1" calcext:value-type="float">
            <text:p>1</text:p>
          </table:table-cell>
          <table:table-cell table:formula="of:=[.F163]*[.G163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22-01-2026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7:45</text:p>
          </table:table-cell>
          <table:table-cell office:value-type="float" office:value="50" calcext:value-type="float">
            <text:p>50</text:p>
          </table:table-cell>
          <table:table-cell table:formula="of:=MID([.E164];1;2)-MID([.D164];1;2)+(((MID([.E164];4;2)-MID([.D164];4;2))/60))" office:value-type="float" office:value="1.75" calcext:value-type="float">
            <text:p>1,75</text:p>
          </table:table-cell>
          <table:table-cell table:formula="of:=[.F164]*[.G164]" office:value-type="float" office:value="87.5" calcext:value-type="float">
            <text:p>8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23-01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00</text:p>
          </table:table-cell>
          <table:table-cell office:value-type="float" office:value="60" calcext:value-type="float">
            <text:p>60</text:p>
          </table:table-cell>
          <table:table-cell table:formula="of:=MID([.E165];1;2)-MID([.D165];1;2)+(((MID([.E165];4;2)-MID([.D165];4;2))/60))" office:value-type="float" office:value="1" calcext:value-type="float">
            <text:p>1</text:p>
          </table:table-cell>
          <table:table-cell table:formula="of:=[.F165]*[.G165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3-01-2026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1:00</text:p>
          </table:table-cell>
          <table:table-cell office:value-type="float" office:value="40" calcext:value-type="float">
            <text:p>40</text:p>
          </table:table-cell>
          <table:table-cell table:formula="of:=MID([.E166];1;2)-MID([.D166];1;2)+(((MID([.E166];4;2)-MID([.D166];4;2))/60))" office:value-type="float" office:value="1" calcext:value-type="float">
            <text:p>1</text:p>
          </table:table-cell>
          <table:table-cell table:formula="of:=[.F166]*[.G16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23-01-2026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2:45</text:p>
          </table:table-cell>
          <table:table-cell office:value-type="float" office:value="50" calcext:value-type="float">
            <text:p>50</text:p>
          </table:table-cell>
          <table:table-cell table:formula="of:=MID([.E167];1;2)-MID([.D167];1;2)+(((MID([.E167];4;2)-MID([.D167];4;2))/60))" office:value-type="float" office:value="1.5" calcext:value-type="float">
            <text:p>1,5</text:p>
          </table:table-cell>
          <table:table-cell table:formula="of:=[.F167]*[.G167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3-01-2026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5:15</text:p>
          </table:table-cell>
          <table:table-cell office:value-type="float" office:value="40" calcext:value-type="float">
            <text:p>40</text:p>
          </table:table-cell>
          <table:table-cell table:formula="of:=MID([.E168];1;2)-MID([.D168];1;2)+(((MID([.E168];4;2)-MID([.D168];4;2))/60))" office:value-type="float" office:value="1.5" calcext:value-type="float">
            <text:p>1,5</text:p>
          </table:table-cell>
          <table:table-cell table:formula="of:=[.F168]*[.G16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23-01-2026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6:45</text:p>
          </table:table-cell>
          <table:table-cell office:value-type="float" office:value="50" calcext:value-type="float">
            <text:p>50</text:p>
          </table:table-cell>
          <table:table-cell table:formula="of:=MID([.E169];1;2)-MID([.D169];1;2)+(((MID([.E169];4;2)-MID([.D169];4;2))/60))" office:value-type="float" office:value="1" calcext:value-type="float">
            <text:p>1</text:p>
          </table:table-cell>
          <table:table-cell table:formula="of:=[.F169]*[.G169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26-01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30</text:p>
          </table:table-cell>
          <table:table-cell office:value-type="float" office:value="60" calcext:value-type="float">
            <text:p>60</text:p>
          </table:table-cell>
          <table:table-cell table:formula="of:=MID([.E170];1;2)-MID([.D170];1;2)+(((MID([.E170];4;2)-MID([.D170];4;2))/60))" office:value-type="float" office:value="1.5" calcext:value-type="float">
            <text:p>1,5</text:p>
          </table:table-cell>
          <table:table-cell table:formula="of:=[.F170]*[.G170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7-01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1:00</text:p>
          </table:table-cell>
          <table:table-cell office:value-type="float" office:value="40" calcext:value-type="float">
            <text:p>40</text:p>
          </table:table-cell>
          <table:table-cell table:formula="of:=MID([.E171];1;2)-MID([.D171];1;2)+(((MID([.E171];4;2)-MID([.D171];4;2))/60))" office:value-type="float" office:value="2" calcext:value-type="float">
            <text:p>2</text:p>
          </table:table-cell>
          <table:table-cell table:formula="of:=[.F171]*[.G171]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27-01-2026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4:00</text:p>
          </table:table-cell>
          <table:table-cell office:value-type="float" office:value="60" calcext:value-type="float">
            <text:p>60</text:p>
          </table:table-cell>
          <table:table-cell table:formula="of:=MID([.E172];1;2)-MID([.D172];1;2)+(((MID([.E172];4;2)-MID([.D172];4;2))/60))" office:value-type="float" office:value="1.5" calcext:value-type="float">
            <text:p>1,5</text:p>
          </table:table-cell>
          <table:table-cell table:formula="of:=[.F172]*[.G172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8-01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00</text:p>
          </table:table-cell>
          <table:table-cell office:value-type="float" office:value="40" calcext:value-type="float">
            <text:p>40</text:p>
          </table:table-cell>
          <table:table-cell table:formula="of:=MID([.E173];1;2)-MID([.D173];1;2)+(((MID([.E173];4;2)-MID([.D173];4;2))/60))" office:value-type="float" office:value="1" calcext:value-type="float">
            <text:p>1</text:p>
          </table:table-cell>
          <table:table-cell table:formula="of:=[.F173]*[.G17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29-01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30</text:p>
          </table:table-cell>
          <table:table-cell office:value-type="float" office:value="50" calcext:value-type="float">
            <text:p>50</text:p>
          </table:table-cell>
          <table:table-cell table:formula="of:=MID([.E174];1;2)-MID([.D174];1;2)+(((MID([.E174];4;2)-MID([.D174];4;2))/60))" office:value-type="float" office:value="1.5" calcext:value-type="float">
            <text:p>1,5</text:p>
          </table:table-cell>
          <table:table-cell table:formula="of:=[.F174]*[.G174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9-01-2026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2:15</text:p>
          </table:table-cell>
          <table:table-cell office:value-type="float" office:value="40" calcext:value-type="float">
            <text:p>40</text:p>
          </table:table-cell>
          <table:table-cell table:formula="of:=MID([.E175];1;2)-MID([.D175];1;2)+(((MID([.E175];4;2)-MID([.D175];4;2))/60))" office:value-type="float" office:value="1.75" calcext:value-type="float">
            <text:p>1,75</text:p>
          </table:table-cell>
          <table:table-cell table:formula="of:=[.F175]*[.G175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29-01-2026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3:45</text:p>
          </table:table-cell>
          <table:table-cell office:value-type="float" office:value="60" calcext:value-type="float">
            <text:p>60</text:p>
          </table:table-cell>
          <table:table-cell table:formula="of:=MID([.E176];1;2)-MID([.D176];1;2)+(((MID([.E176];4;2)-MID([.D176];4;2))/60))" office:value-type="float" office:value="1" calcext:value-type="float">
            <text:p>1</text:p>
          </table:table-cell>
          <table:table-cell table:formula="of:=[.F176]*[.G176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3-02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15</text:p>
          </table:table-cell>
          <table:table-cell office:value-type="float" office:value="60" calcext:value-type="float">
            <text:p>60</text:p>
          </table:table-cell>
          <table:table-cell table:formula="of:=MID([.E177];1;2)-MID([.D177];1;2)+(((MID([.E177];4;2)-MID([.D177];4;2))/60))" office:value-type="float" office:value="1.25" calcext:value-type="float">
            <text:p>1,25</text:p>
          </table:table-cell>
          <table:table-cell table:formula="of:=[.F177]*[.G177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3-02-2026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3:00</text:p>
          </table:table-cell>
          <table:table-cell office:value-type="float" office:value="60" calcext:value-type="float">
            <text:p>60</text:p>
          </table:table-cell>
          <table:table-cell table:formula="of:=MID([.E178];1;2)-MID([.D178];1;2)+(((MID([.E178];4;2)-MID([.D178];4;2))/60))" office:value-type="float" office:value="1.75" calcext:value-type="float">
            <text:p>1,75</text:p>
          </table:table-cell>
          <table:table-cell table:formula="of:=[.F178]*[.G178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03-02-2026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6:00</text:p>
          </table:table-cell>
          <table:table-cell office:value-type="float" office:value="50" calcext:value-type="float">
            <text:p>50</text:p>
          </table:table-cell>
          <table:table-cell table:formula="of:=MID([.E179];1;2)-MID([.D179];1;2)+(((MID([.E179];4;2)-MID([.D179];4;2))/60))" office:value-type="float" office:value="2" calcext:value-type="float">
            <text:p>2</text:p>
          </table:table-cell>
          <table:table-cell table:formula="of:=[.F179]*[.G179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03-02-2026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7:30</text:p>
          </table:table-cell>
          <table:table-cell office:value-type="float" office:value="40" calcext:value-type="float">
            <text:p>40</text:p>
          </table:table-cell>
          <table:table-cell table:formula="of:=MID([.E180];1;2)-MID([.D180];1;2)+(((MID([.E180];4;2)-MID([.D180];4;2))/60))" office:value-type="float" office:value="1.5" calcext:value-type="float">
            <text:p>1,5</text:p>
          </table:table-cell>
          <table:table-cell table:formula="of:=[.F180]*[.G180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4-02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00</text:p>
          </table:table-cell>
          <table:table-cell office:value-type="float" office:value="60" calcext:value-type="float">
            <text:p>60</text:p>
          </table:table-cell>
          <table:table-cell table:formula="of:=MID([.E181];1;2)-MID([.D181];1;2)+(((MID([.E181];4;2)-MID([.D181];4;2))/60))" office:value-type="float" office:value="1" calcext:value-type="float">
            <text:p>1</text:p>
          </table:table-cell>
          <table:table-cell table:formula="of:=[.F181]*[.G18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04-02-2026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11:45</text:p>
          </table:table-cell>
          <table:table-cell office:value-type="float" office:value="40" calcext:value-type="float">
            <text:p>40</text:p>
          </table:table-cell>
          <table:table-cell table:formula="of:=MID([.E182];1;2)-MID([.D182];1;2)+(((MID([.E182];4;2)-MID([.D182];4;2))/60))" office:value-type="float" office:value="1.5" calcext:value-type="float">
            <text:p>1,5</text:p>
          </table:table-cell>
          <table:table-cell table:formula="of:=[.F182]*[.G182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4-02-2026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3:30</text:p>
          </table:table-cell>
          <table:table-cell office:value-type="float" office:value="60" calcext:value-type="float">
            <text:p>60</text:p>
          </table:table-cell>
          <table:table-cell table:formula="of:=MID([.E183];1;2)-MID([.D183];1;2)+(((MID([.E183];4;2)-MID([.D183];4;2))/60))" office:value-type="float" office:value="1.5" calcext:value-type="float">
            <text:p>1,5</text:p>
          </table:table-cell>
          <table:table-cell table:formula="of:=[.F183]*[.G183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04-02-2026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5:15</text:p>
          </table:table-cell>
          <table:table-cell office:value-type="float" office:value="50" calcext:value-type="float">
            <text:p>50</text:p>
          </table:table-cell>
          <table:table-cell table:formula="of:=MID([.E184];1;2)-MID([.D184];1;2)+(((MID([.E184];4;2)-MID([.D184];4;2))/60))" office:value-type="float" office:value="1" calcext:value-type="float">
            <text:p>1</text:p>
          </table:table-cell>
          <table:table-cell table:formula="of:=[.F184]*[.G184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5-02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30</text:p>
          </table:table-cell>
          <table:table-cell office:value-type="float" office:value="60" calcext:value-type="float">
            <text:p>60</text:p>
          </table:table-cell>
          <table:table-cell table:formula="of:=MID([.E185];1;2)-MID([.D185];1;2)+(((MID([.E185];4;2)-MID([.D185];4;2))/60))" office:value-type="float" office:value="1.5" calcext:value-type="float">
            <text:p>1,5</text:p>
          </table:table-cell>
          <table:table-cell table:formula="of:=[.F185]*[.G185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5-02-2026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2:45</text:p>
          </table:table-cell>
          <table:table-cell office:value-type="float" office:value="60" calcext:value-type="float">
            <text:p>60</text:p>
          </table:table-cell>
          <table:table-cell table:formula="of:=MID([.E186];1;2)-MID([.D186];1;2)+(((MID([.E186];4;2)-MID([.D186];4;2))/60))" office:value-type="float" office:value="1.75" calcext:value-type="float">
            <text:p>1,75</text:p>
          </table:table-cell>
          <table:table-cell table:formula="of:=[.F186]*[.G186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05-02-2026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3:45</text:p>
          </table:table-cell>
          <table:table-cell office:value-type="float" office:value="40" calcext:value-type="float">
            <text:p>40</text:p>
          </table:table-cell>
          <table:table-cell table:formula="of:=MID([.E187];1;2)-MID([.D187];1;2)+(((MID([.E187];4;2)-MID([.D187];4;2))/60))" office:value-type="float" office:value="1" calcext:value-type="float">
            <text:p>1</text:p>
          </table:table-cell>
          <table:table-cell table:formula="of:=[.F187]*[.G18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5-02-2026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5:15</text:p>
          </table:table-cell>
          <table:table-cell office:value-type="float" office:value="60" calcext:value-type="float">
            <text:p>60</text:p>
          </table:table-cell>
          <table:table-cell table:formula="of:=MID([.E188];1;2)-MID([.D188];1;2)+(((MID([.E188];4;2)-MID([.D188];4;2))/60))" office:value-type="float" office:value="1.5" calcext:value-type="float">
            <text:p>1,5</text:p>
          </table:table-cell>
          <table:table-cell table:formula="of:=[.F188]*[.G188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06-02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45</text:p>
          </table:table-cell>
          <table:table-cell office:value-type="float" office:value="50" calcext:value-type="float">
            <text:p>50</text:p>
          </table:table-cell>
          <table:table-cell table:formula="of:=MID([.E189];1;2)-MID([.D189];1;2)+(((MID([.E189];4;2)-MID([.D189];4;2))/60))" office:value-type="float" office:value="1.75" calcext:value-type="float">
            <text:p>1,75</text:p>
          </table:table-cell>
          <table:table-cell table:formula="of:=[.F189]*[.G189]" office:value-type="float" office:value="87.5" calcext:value-type="float">
            <text:p>8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06-02-2026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3:00</text:p>
          </table:table-cell>
          <table:table-cell office:value-type="float" office:value="50" calcext:value-type="float">
            <text:p>50</text:p>
          </table:table-cell>
          <table:table-cell table:formula="of:=MID([.E190];1;2)-MID([.D190];1;2)+(((MID([.E190];4;2)-MID([.D190];4;2))/60))" office:value-type="float" office:value="2" calcext:value-type="float">
            <text:p>2</text:p>
          </table:table-cell>
          <table:table-cell table:formula="of:=[.F190]*[.G190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06-02-2026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4:45</text:p>
          </table:table-cell>
          <table:table-cell office:value-type="float" office:value="60" calcext:value-type="float">
            <text:p>60</text:p>
          </table:table-cell>
          <table:table-cell table:formula="of:=MID([.E191];1;2)-MID([.D191];1;2)+(((MID([.E191];4;2)-MID([.D191];4;2))/60))" office:value-type="float" office:value="1" calcext:value-type="float">
            <text:p>1</text:p>
          </table:table-cell>
          <table:table-cell table:formula="of:=[.F191]*[.G19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06-02-2026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7:30</text:p>
          </table:table-cell>
          <table:table-cell office:value-type="float" office:value="40" calcext:value-type="float">
            <text:p>40</text:p>
          </table:table-cell>
          <table:table-cell table:formula="of:=MID([.E192];1;2)-MID([.D192];1;2)+(((MID([.E192];4;2)-MID([.D192];4;2))/60))" office:value-type="float" office:value="2" calcext:value-type="float">
            <text:p>2</text:p>
          </table:table-cell>
          <table:table-cell table:formula="of:=[.F192]*[.G192]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09-02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15</text:p>
          </table:table-cell>
          <table:table-cell office:value-type="float" office:value="50" calcext:value-type="float">
            <text:p>50</text:p>
          </table:table-cell>
          <table:table-cell table:formula="of:=MID([.E193];1;2)-MID([.D193];1;2)+(((MID([.E193];4;2)-MID([.D193];4;2))/60))" office:value-type="float" office:value="1.25" calcext:value-type="float">
            <text:p>1,25</text:p>
          </table:table-cell>
          <table:table-cell table:formula="of:=[.F193]*[.G193]" office:value-type="float" office:value="62.5" calcext:value-type="float">
            <text:p>6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0-02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00</text:p>
          </table:table-cell>
          <table:table-cell office:value-type="float" office:value="60" calcext:value-type="float">
            <text:p>60</text:p>
          </table:table-cell>
          <table:table-cell table:formula="of:=MID([.E194];1;2)-MID([.D194];1;2)+(((MID([.E194];4;2)-MID([.D194];4;2))/60))" office:value-type="float" office:value="1" calcext:value-type="float">
            <text:p>1</text:p>
          </table:table-cell>
          <table:table-cell table:formula="of:=[.F194]*[.G194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0-02-2026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2:30</text:p>
          </table:table-cell>
          <table:table-cell office:value-type="float" office:value="60" calcext:value-type="float">
            <text:p>60</text:p>
          </table:table-cell>
          <table:table-cell table:formula="of:=MID([.E195];1;2)-MID([.D195];1;2)+(((MID([.E195];4;2)-MID([.D195];4;2))/60))" office:value-type="float" office:value="1.75" calcext:value-type="float">
            <text:p>1,75</text:p>
          </table:table-cell>
          <table:table-cell table:formula="of:=[.F195]*[.G195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0-02-2026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5:15</text:p>
          </table:table-cell>
          <table:table-cell office:value-type="float" office:value="50" calcext:value-type="float">
            <text:p>50</text:p>
          </table:table-cell>
          <table:table-cell table:formula="of:=MID([.E196];1;2)-MID([.D196];1;2)+(((MID([.E196];4;2)-MID([.D196];4;2))/60))" office:value-type="float" office:value="1.75" calcext:value-type="float">
            <text:p>1,75</text:p>
          </table:table-cell>
          <table:table-cell table:formula="of:=[.F196]*[.G196]" office:value-type="float" office:value="87.5" calcext:value-type="float">
            <text:p>8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0-02-2026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6:30</text:p>
          </table:table-cell>
          <table:table-cell office:value-type="float" office:value="50" calcext:value-type="float">
            <text:p>50</text:p>
          </table:table-cell>
          <table:table-cell table:formula="of:=MID([.E197];1;2)-MID([.D197];1;2)+(((MID([.E197];4;2)-MID([.D197];4;2))/60))" office:value-type="float" office:value="1" calcext:value-type="float">
            <text:p>1</text:p>
          </table:table-cell>
          <table:table-cell table:formula="of:=[.F197]*[.G197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0-02-2026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18:30</text:p>
          </table:table-cell>
          <table:table-cell office:value-type="float" office:value="60" calcext:value-type="float">
            <text:p>60</text:p>
          </table:table-cell>
          <table:table-cell table:formula="of:=MID([.E198];1;2)-MID([.D198];1;2)+(((MID([.E198];4;2)-MID([.D198];4;2))/60))" office:value-type="float" office:value="1.75" calcext:value-type="float">
            <text:p>1,75</text:p>
          </table:table-cell>
          <table:table-cell table:formula="of:=[.F198]*[.G198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1-02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15</text:p>
          </table:table-cell>
          <table:table-cell office:value-type="float" office:value="40" calcext:value-type="float">
            <text:p>40</text:p>
          </table:table-cell>
          <table:table-cell table:formula="of:=MID([.E199];1;2)-MID([.D199];1;2)+(((MID([.E199];4;2)-MID([.D199];4;2))/60))" office:value-type="float" office:value="1.25" calcext:value-type="float">
            <text:p>1,25</text:p>
          </table:table-cell>
          <table:table-cell table:formula="of:=[.F199]*[.G199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1-02-2026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2:00</text:p>
          </table:table-cell>
          <table:table-cell office:value-type="float" office:value="60" calcext:value-type="float">
            <text:p>60</text:p>
          </table:table-cell>
          <table:table-cell table:formula="of:=MID([.E200];1;2)-MID([.D200];1;2)+(((MID([.E200];4;2)-MID([.D200];4;2))/60))" office:value-type="float" office:value="1.25" calcext:value-type="float">
            <text:p>1,25</text:p>
          </table:table-cell>
          <table:table-cell table:formula="of:=[.F200]*[.G200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1-02-2026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3:00</text:p>
          </table:table-cell>
          <table:table-cell office:value-type="float" office:value="50" calcext:value-type="float">
            <text:p>50</text:p>
          </table:table-cell>
          <table:table-cell table:formula="of:=MID([.E201];1;2)-MID([.D201];1;2)+(((MID([.E201];4;2)-MID([.D201];4;2))/60))" office:value-type="float" office:value="1" calcext:value-type="float">
            <text:p>1</text:p>
          </table:table-cell>
          <table:table-cell table:formula="of:=[.F201]*[.G201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1-02-2026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4:15</text:p>
          </table:table-cell>
          <table:table-cell office:value-type="float" office:value="60" calcext:value-type="float">
            <text:p>60</text:p>
          </table:table-cell>
          <table:table-cell table:formula="of:=MID([.E202];1;2)-MID([.D202];1;2)+(((MID([.E202];4;2)-MID([.D202];4;2))/60))" office:value-type="float" office:value="1" calcext:value-type="float">
            <text:p>1</text:p>
          </table:table-cell>
          <table:table-cell table:formula="of:=[.F202]*[.G202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1-02-2026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5:15</text:p>
          </table:table-cell>
          <table:table-cell office:value-type="float" office:value="40" calcext:value-type="float">
            <text:p>40</text:p>
          </table:table-cell>
          <table:table-cell table:formula="of:=MID([.E203];1;2)-MID([.D203];1;2)+(((MID([.E203];4;2)-MID([.D203];4;2))/60))" office:value-type="float" office:value="1" calcext:value-type="float">
            <text:p>1</text:p>
          </table:table-cell>
          <table:table-cell table:formula="of:=[.F203]*[.G20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2-02-2026</text:p>
          </table:table-cell>
          <table:table-cell office:value-type="string" calcext:value-type="string">
            <text:p>09:30</text:p>
          </table:table-cell>
          <table:table-cell office:value-type="string" calcext:value-type="string">
            <text:p>11:00</text:p>
          </table:table-cell>
          <table:table-cell office:value-type="float" office:value="60" calcext:value-type="float">
            <text:p>60</text:p>
          </table:table-cell>
          <table:table-cell table:formula="of:=MID([.E204];1;2)-MID([.D204];1;2)+(((MID([.E204];4;2)-MID([.D204];4;2))/60))" office:value-type="float" office:value="1.5" calcext:value-type="float">
            <text:p>1,5</text:p>
          </table:table-cell>
          <table:table-cell table:formula="of:=[.F204]*[.G204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2-02-2026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2:15</text:p>
          </table:table-cell>
          <table:table-cell office:value-type="float" office:value="50" calcext:value-type="float">
            <text:p>50</text:p>
          </table:table-cell>
          <table:table-cell table:formula="of:=MID([.E205];1;2)-MID([.D205];1;2)+(((MID([.E205];4;2)-MID([.D205];4;2))/60))" office:value-type="float" office:value="1.25" calcext:value-type="float">
            <text:p>1,25</text:p>
          </table:table-cell>
          <table:table-cell table:formula="of:=[.F205]*[.G205]" office:value-type="float" office:value="62.5" calcext:value-type="float">
            <text:p>6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2-02-2026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4:30</text:p>
          </table:table-cell>
          <table:table-cell office:value-type="float" office:value="60" calcext:value-type="float">
            <text:p>60</text:p>
          </table:table-cell>
          <table:table-cell table:formula="of:=MID([.E206];1;2)-MID([.D206];1;2)+(((MID([.E206];4;2)-MID([.D206];4;2))/60))" office:value-type="float" office:value="1.25" calcext:value-type="float">
            <text:p>1,25</text:p>
          </table:table-cell>
          <table:table-cell table:formula="of:=[.F206]*[.G20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3-02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15</text:p>
          </table:table-cell>
          <table:table-cell office:value-type="float" office:value="60" calcext:value-type="float">
            <text:p>60</text:p>
          </table:table-cell>
          <table:table-cell table:formula="of:=MID([.E207];1;2)-MID([.D207];1;2)+(((MID([.E207];4;2)-MID([.D207];4;2))/60))" office:value-type="float" office:value="1.25" calcext:value-type="float">
            <text:p>1,25</text:p>
          </table:table-cell>
          <table:table-cell table:formula="of:=[.F207]*[.G207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3-02-2026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2:00</text:p>
          </table:table-cell>
          <table:table-cell office:value-type="float" office:value="40" calcext:value-type="float">
            <text:p>40</text:p>
          </table:table-cell>
          <table:table-cell table:formula="of:=MID([.E208];1;2)-MID([.D208];1;2)+(((MID([.E208];4;2)-MID([.D208];4;2))/60))" office:value-type="float" office:value="1" calcext:value-type="float">
            <text:p>1</text:p>
          </table:table-cell>
          <table:table-cell table:formula="of:=[.F208]*[.G20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3-02-2026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3:45</text:p>
          </table:table-cell>
          <table:table-cell office:value-type="float" office:value="50" calcext:value-type="float">
            <text:p>50</text:p>
          </table:table-cell>
          <table:table-cell table:formula="of:=MID([.E209];1;2)-MID([.D209];1;2)+(((MID([.E209];4;2)-MID([.D209];4;2))/60))" office:value-type="float" office:value="1.25" calcext:value-type="float">
            <text:p>1,25</text:p>
          </table:table-cell>
          <table:table-cell table:formula="of:=[.F209]*[.G209]" office:value-type="float" office:value="62.5" calcext:value-type="float">
            <text:p>6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3-02-2026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6:15</text:p>
          </table:table-cell>
          <table:table-cell office:value-type="float" office:value="50" calcext:value-type="float">
            <text:p>50</text:p>
          </table:table-cell>
          <table:table-cell table:formula="of:=MID([.E210];1;2)-MID([.D210];1;2)+(((MID([.E210];4;2)-MID([.D210];4;2))/60))" office:value-type="float" office:value="1.75" calcext:value-type="float">
            <text:p>1,75</text:p>
          </table:table-cell>
          <table:table-cell table:formula="of:=[.F210]*[.G210]" office:value-type="float" office:value="87.5" calcext:value-type="float">
            <text:p>8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6-02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30</text:p>
          </table:table-cell>
          <table:table-cell office:value-type="float" office:value="40" calcext:value-type="float">
            <text:p>40</text:p>
          </table:table-cell>
          <table:table-cell table:formula="of:=MID([.E211];1;2)-MID([.D211];1;2)+(((MID([.E211];4;2)-MID([.D211];4;2))/60))" office:value-type="float" office:value="1.5" calcext:value-type="float">
            <text:p>1,5</text:p>
          </table:table-cell>
          <table:table-cell table:formula="of:=[.F211]*[.G21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6-02-2026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3:00</text:p>
          </table:table-cell>
          <table:table-cell office:value-type="float" office:value="50" calcext:value-type="float">
            <text:p>50</text:p>
          </table:table-cell>
          <table:table-cell table:formula="of:=MID([.E212];1;2)-MID([.D212];1;2)+(((MID([.E212];4;2)-MID([.D212];4;2))/60))" office:value-type="float" office:value="1.5" calcext:value-type="float">
            <text:p>1,5</text:p>
          </table:table-cell>
          <table:table-cell table:formula="of:=[.F212]*[.G212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7-02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15</text:p>
          </table:table-cell>
          <table:table-cell office:value-type="float" office:value="60" calcext:value-type="float">
            <text:p>60</text:p>
          </table:table-cell>
          <table:table-cell table:formula="of:=MID([.E213];1;2)-MID([.D213];1;2)+(((MID([.E213];4;2)-MID([.D213];4;2))/60))" office:value-type="float" office:value="1.25" calcext:value-type="float">
            <text:p>1,25</text:p>
          </table:table-cell>
          <table:table-cell table:formula="of:=[.F213]*[.G213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7-02-2026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2:15</text:p>
          </table:table-cell>
          <table:table-cell office:value-type="float" office:value="50" calcext:value-type="float">
            <text:p>50</text:p>
          </table:table-cell>
          <table:table-cell table:formula="of:=MID([.E214];1;2)-MID([.D214];1;2)+(((MID([.E214];4;2)-MID([.D214];4;2))/60))" office:value-type="float" office:value="1.75" calcext:value-type="float">
            <text:p>1,75</text:p>
          </table:table-cell>
          <table:table-cell table:formula="of:=[.F214]*[.G214]" office:value-type="float" office:value="87.5" calcext:value-type="float">
            <text:p>8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17-02-2026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5:15</text:p>
          </table:table-cell>
          <table:table-cell office:value-type="float" office:value="40" calcext:value-type="float">
            <text:p>40</text:p>
          </table:table-cell>
          <table:table-cell table:formula="of:=MID([.E215];1;2)-MID([.D215];1;2)+(((MID([.E215];4;2)-MID([.D215];4;2))/60))" office:value-type="float" office:value="2" calcext:value-type="float">
            <text:p>2</text:p>
          </table:table-cell>
          <table:table-cell table:formula="of:=[.F215]*[.G215]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7-02-2026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16:45</text:p>
          </table:table-cell>
          <table:table-cell office:value-type="float" office:value="50" calcext:value-type="float">
            <text:p>50</text:p>
          </table:table-cell>
          <table:table-cell table:formula="of:=MID([.E216];1;2)-MID([.D216];1;2)+(((MID([.E216];4;2)-MID([.D216];4;2))/60))" office:value-type="float" office:value="1.5" calcext:value-type="float">
            <text:p>1,5</text:p>
          </table:table-cell>
          <table:table-cell table:formula="of:=[.F216]*[.G21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8-02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30</text:p>
          </table:table-cell>
          <table:table-cell office:value-type="float" office:value="50" calcext:value-type="float">
            <text:p>50</text:p>
          </table:table-cell>
          <table:table-cell table:formula="of:=MID([.E217];1;2)-MID([.D217];1;2)+(((MID([.E217];4;2)-MID([.D217];4;2))/60))" office:value-type="float" office:value="1.5" calcext:value-type="float">
            <text:p>1,5</text:p>
          </table:table-cell>
          <table:table-cell table:formula="of:=[.F217]*[.G217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8-02-2026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3:00</text:p>
          </table:table-cell>
          <table:table-cell office:value-type="float" office:value="60" calcext:value-type="float">
            <text:p>60</text:p>
          </table:table-cell>
          <table:table-cell table:formula="of:=MID([.E218];1;2)-MID([.D218];1;2)+(((MID([.E218];4;2)-MID([.D218];4;2))/60))" office:value-type="float" office:value="1.5" calcext:value-type="float">
            <text:p>1,5</text:p>
          </table:table-cell>
          <table:table-cell table:formula="of:=[.F218]*[.G218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18-02-2026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5:30</text:p>
          </table:table-cell>
          <table:table-cell office:value-type="float" office:value="60" calcext:value-type="float">
            <text:p>60</text:p>
          </table:table-cell>
          <table:table-cell table:formula="of:=MID([.E219];1;2)-MID([.D219];1;2)+(((MID([.E219];4;2)-MID([.D219];4;2))/60))" office:value-type="float" office:value="1.5" calcext:value-type="float">
            <text:p>1,5</text:p>
          </table:table-cell>
          <table:table-cell table:formula="of:=[.F219]*[.G219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19-02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1:00</text:p>
          </table:table-cell>
          <table:table-cell office:value-type="float" office:value="50" calcext:value-type="float">
            <text:p>50</text:p>
          </table:table-cell>
          <table:table-cell table:formula="of:=MID([.E220];1;2)-MID([.D220];1;2)+(((MID([.E220];4;2)-MID([.D220];4;2))/60))" office:value-type="float" office:value="2" calcext:value-type="float">
            <text:p>2</text:p>
          </table:table-cell>
          <table:table-cell table:formula="of:=[.F220]*[.G220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20-02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15</text:p>
          </table:table-cell>
          <table:table-cell office:value-type="float" office:value="60" calcext:value-type="float">
            <text:p>60</text:p>
          </table:table-cell>
          <table:table-cell table:formula="of:=MID([.E221];1;2)-MID([.D221];1;2)+(((MID([.E221];4;2)-MID([.D221];4;2))/60))" office:value-type="float" office:value="1.25" calcext:value-type="float">
            <text:p>1,25</text:p>
          </table:table-cell>
          <table:table-cell table:formula="of:=[.F221]*[.G221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20-02-2026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1:45</text:p>
          </table:table-cell>
          <table:table-cell office:value-type="float" office:value="60" calcext:value-type="float">
            <text:p>60</text:p>
          </table:table-cell>
          <table:table-cell table:formula="of:=MID([.E222];1;2)-MID([.D222];1;2)+(((MID([.E222];4;2)-MID([.D222];4;2))/60))" office:value-type="float" office:value="1.25" calcext:value-type="float">
            <text:p>1,25</text:p>
          </table:table-cell>
          <table:table-cell table:formula="of:=[.F222]*[.G222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0-02-2026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4:15</text:p>
          </table:table-cell>
          <table:table-cell office:value-type="float" office:value="40" calcext:value-type="float">
            <text:p>40</text:p>
          </table:table-cell>
          <table:table-cell table:formula="of:=MID([.E223];1;2)-MID([.D223];1;2)+(((MID([.E223];4;2)-MID([.D223];4;2))/60))" office:value-type="float" office:value="2" calcext:value-type="float">
            <text:p>2</text:p>
          </table:table-cell>
          <table:table-cell table:formula="of:=[.F223]*[.G223]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20-02-2026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5:45</text:p>
          </table:table-cell>
          <table:table-cell office:value-type="float" office:value="50" calcext:value-type="float">
            <text:p>50</text:p>
          </table:table-cell>
          <table:table-cell table:formula="of:=MID([.E224];1;2)-MID([.D224];1;2)+(((MID([.E224];4;2)-MID([.D224];4;2))/60))" office:value-type="float" office:value="1.25" calcext:value-type="float">
            <text:p>1,25</text:p>
          </table:table-cell>
          <table:table-cell table:formula="of:=[.F224]*[.G224]" office:value-type="float" office:value="62.5" calcext:value-type="float">
            <text:p>6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20-02-2026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18:15</text:p>
          </table:table-cell>
          <table:table-cell office:value-type="float" office:value="60" calcext:value-type="float">
            <text:p>60</text:p>
          </table:table-cell>
          <table:table-cell table:formula="of:=MID([.E225];1;2)-MID([.D225];1;2)+(((MID([.E225];4;2)-MID([.D225];4;2))/60))" office:value-type="float" office:value="1.5" calcext:value-type="float">
            <text:p>1,5</text:p>
          </table:table-cell>
          <table:table-cell table:formula="of:=[.F225]*[.G225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3-02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15</text:p>
          </table:table-cell>
          <table:table-cell office:value-type="float" office:value="40" calcext:value-type="float">
            <text:p>40</text:p>
          </table:table-cell>
          <table:table-cell table:formula="of:=MID([.E226];1;2)-MID([.D226];1;2)+(((MID([.E226];4;2)-MID([.D226];4;2))/60))" office:value-type="float" office:value="1.25" calcext:value-type="float">
            <text:p>1,25</text:p>
          </table:table-cell>
          <table:table-cell table:formula="of:=[.F226]*[.G226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4-02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30</text:p>
          </table:table-cell>
          <table:table-cell office:value-type="float" office:value="40" calcext:value-type="float">
            <text:p>40</text:p>
          </table:table-cell>
          <table:table-cell table:formula="of:=MID([.E227];1;2)-MID([.D227];1;2)+(((MID([.E227];4;2)-MID([.D227];4;2))/60))" office:value-type="float" office:value="1.5" calcext:value-type="float">
            <text:p>1,5</text:p>
          </table:table-cell>
          <table:table-cell table:formula="of:=[.F227]*[.G227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24-02-2026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2:15</text:p>
          </table:table-cell>
          <table:table-cell office:value-type="float" office:value="60" calcext:value-type="float">
            <text:p>60</text:p>
          </table:table-cell>
          <table:table-cell table:formula="of:=MID([.E228];1;2)-MID([.D228];1;2)+(((MID([.E228];4;2)-MID([.D228];4;2))/60))" office:value-type="float" office:value="1.75" calcext:value-type="float">
            <text:p>1,75</text:p>
          </table:table-cell>
          <table:table-cell table:formula="of:=[.F228]*[.G228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4-02-2026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4:00</text:p>
          </table:table-cell>
          <table:table-cell office:value-type="float" office:value="40" calcext:value-type="float">
            <text:p>40</text:p>
          </table:table-cell>
          <table:table-cell table:formula="of:=MID([.E229];1;2)-MID([.D229];1;2)+(((MID([.E229];4;2)-MID([.D229];4;2))/60))" office:value-type="float" office:value="1.5" calcext:value-type="float">
            <text:p>1,5</text:p>
          </table:table-cell>
          <table:table-cell table:formula="of:=[.F229]*[.G229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6-02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1:00</text:p>
          </table:table-cell>
          <table:table-cell office:value-type="float" office:value="40" calcext:value-type="float">
            <text:p>40</text:p>
          </table:table-cell>
          <table:table-cell table:formula="of:=MID([.E230];1;2)-MID([.D230];1;2)+(((MID([.E230];4;2)-MID([.D230];4;2))/60))" office:value-type="float" office:value="2" calcext:value-type="float">
            <text:p>2</text:p>
          </table:table-cell>
          <table:table-cell table:formula="of:=[.F230]*[.G230]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6-02-2026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2:15</text:p>
          </table:table-cell>
          <table:table-cell office:value-type="float" office:value="40" calcext:value-type="float">
            <text:p>40</text:p>
          </table:table-cell>
          <table:table-cell table:formula="of:=MID([.E231];1;2)-MID([.D231];1;2)+(((MID([.E231];4;2)-MID([.D231];4;2))/60))" office:value-type="float" office:value="1.25" calcext:value-type="float">
            <text:p>1,25</text:p>
          </table:table-cell>
          <table:table-cell table:formula="of:=[.F231]*[.G231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26-02-2026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4:00</text:p>
          </table:table-cell>
          <table:table-cell office:value-type="float" office:value="60" calcext:value-type="float">
            <text:p>60</text:p>
          </table:table-cell>
          <table:table-cell table:formula="of:=MID([.E232];1;2)-MID([.D232];1;2)+(((MID([.E232];4;2)-MID([.D232];4;2))/60))" office:value-type="float" office:value="1.5" calcext:value-type="float">
            <text:p>1,5</text:p>
          </table:table-cell>
          <table:table-cell table:formula="of:=[.F232]*[.G232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7-02-20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45</text:p>
          </table:table-cell>
          <table:table-cell office:value-type="float" office:value="40" calcext:value-type="float">
            <text:p>40</text:p>
          </table:table-cell>
          <table:table-cell table:formula="of:=MID([.E233];1;2)-MID([.D233];1;2)+(((MID([.E233];4;2)-MID([.D233];4;2))/60))" office:value-type="float" office:value="1.75" calcext:value-type="float">
            <text:p>1,75</text:p>
          </table:table-cell>
          <table:table-cell table:formula="of:=[.F233]*[.G233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27-02-2026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2:45</text:p>
          </table:table-cell>
          <table:table-cell office:value-type="float" office:value="40" calcext:value-type="float">
            <text:p>40</text:p>
          </table:table-cell>
          <table:table-cell table:formula="of:=MID([.E234];1;2)-MID([.D234];1;2)+(((MID([.E234];4;2)-MID([.D234];4;2))/60))" office:value-type="float" office:value="1.75" calcext:value-type="float">
            <text:p>1,75</text:p>
          </table:table-cell>
          <table:table-cell table:formula="of:=[.F234]*[.G234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27-02-2026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4:00</text:p>
          </table:table-cell>
          <table:table-cell office:value-type="float" office:value="60" calcext:value-type="float">
            <text:p>60</text:p>
          </table:table-cell>
          <table:table-cell table:formula="of:=MID([.E235];1;2)-MID([.D235];1;2)+(((MID([.E235];4;2)-MID([.D235];4;2))/60))" office:value-type="float" office:value="1.25" calcext:value-type="float">
            <text:p>1,25</text:p>
          </table:table-cell>
          <table:table-cell table:formula="of:=[.F235]*[.G235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27-02-2026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5:45</text:p>
          </table:table-cell>
          <table:table-cell office:value-type="float" office:value="50" calcext:value-type="float">
            <text:p>50</text:p>
          </table:table-cell>
          <table:table-cell table:formula="of:=MID([.E236];1;2)-MID([.D236];1;2)+(((MID([.E236];4;2)-MID([.D236];4;2))/60))" office:value-type="float" office:value="1.5" calcext:value-type="float">
            <text:p>1,5</text:p>
          </table:table-cell>
          <table:table-cell table:formula="of:=[.F236]*[.G236]" office:value-type="float" office:value="75" calcext:value-type="float">
            <text:p>75</text:p>
          </table:table-cell>
          <table:table-cell table:number-columns-repeated="3"/>
        </table:table-row>
      </table:table>
      <table:table table:name="Tabela przestawna_kursanci_3" table:style-name="ta1">
        <table:table-column table:style-name="co7" table:default-cell-style-name="ce5"/>
        <table:table-column table:style-name="co7" table:default-cell-style-name="ce10"/>
        <table:table-column table:style-name="co7" table:default-cell-style-name="Pivot_20_Table_20_Value"/>
        <table:table-column table:style-name="co7" table:default-cell-style-name="ce19"/>
        <table:table-column table:style-name="co7" table:default-cell-style-name="ce25"/>
        <table:table-column table:style-name="co7" table:number-columns-repeated="3" table:default-cell-style-name="ce28"/>
        <table:table-column table:style-name="co7" table:default-cell-style-name="Default"/>
        <table:table-row table:style-name="ro1">
          <table:table-cell table:style-name="ce2" office:value-type="string" calcext:value-type="string">
            <text:p>Liczba - Przedmiot</text:p>
          </table:table-cell>
          <table:table-cell table:style-name="ce7" office:value-type="string" calcext:value-type="string">
            <text:p>Przedmiot</text:p>
          </table:table-cell>
          <table:table-cell table:style-name="ce13" table:number-columns-repeated="2"/>
          <table:table-cell table:style-name="ce22"/>
          <table:table-cell table:style-name="Default" table:number-columns-repeated="3"/>
          <table:table-cell/>
        </table:table-row>
        <table:table-row table:style-name="ro1">
          <table:table-cell table:style-name="ce3" office:value-type="string" calcext:value-type="string">
            <text:p>Imię kursanta</text:p>
          </table:table-cell>
          <table:table-cell table:style-name="ce8" office:value-type="string" calcext:value-type="string">
            <text:p>Fizyka</text:p>
          </table:table-cell>
          <table:table-cell table:style-name="ce14" office:value-type="string" calcext:value-type="string">
            <text:p>Informatyka</text:p>
          </table:table-cell>
          <table:table-cell table:style-name="ce14" office:value-type="string" calcext:value-type="string">
            <text:p>Matematyka</text:p>
          </table:table-cell>
          <table:table-cell table:style-name="ce23" office:value-type="string" calcext:value-type="string">
            <text:p>Razem Wynik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4" office:value-type="string" calcext:value-type="string">
            <text:p>Agnieszka</text:p>
          </table:table-cell>
          <table:table-cell table:style-name="ce9"/>
          <table:table-cell table:style-name="ce15" office:value-type="float" office:value="10" calcext:value-type="float">
            <text:p>10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formula="of:=IF([.B3]&gt;0;UPPER(COM.MICROSOFT.TEXTJOIN(&quot;&quot;; ;MID([.$A3];1;3);MID([.B$2];1;3);TEXT([.$E3];&quot;@&quot;)));&quot;&quot;)">
            <text:p/>
          </table:table-cell>
          <table:table-cell table:formula="of:=IF([.C3]&gt;0;UPPER(COM.MICROSOFT.TEXTJOIN(&quot;&quot;; ;MID([.$A3];1;3);MID([.C$2];1;3);TEXT([.$E3];&quot;@&quot;)));&quot;&quot;)" office:value-type="string" office:string-value="AGNINF16" calcext:value-type="string">
            <text:p>AGNINF16</text:p>
          </table:table-cell>
          <table:table-cell table:formula="of:=IF([.D3]&gt;0;UPPER(COM.MICROSOFT.TEXTJOIN(&quot;&quot;; ;MID([.$A3];1;3);MID([.D$2];1;3);TEXT([.$E3];&quot;@&quot;)));&quot;&quot;)" office:value-type="string" office:string-value="AGNMAT16" calcext:value-type="string">
            <text:p>AGNMAT16</text:p>
          </table:table-cell>
          <table:table-cell table:style-name="ce28"/>
        </table:table-row>
        <table:table-row table:style-name="ro1">
          <table:table-cell office:value-type="string" calcext:value-type="string">
            <text:p>Andrzej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B4]&gt;0;UPPER(COM.MICROSOFT.TEXTJOIN(&quot;&quot;; ;MID([.$A4];1;3);MID([.B$2];1;3);TEXT([.$E4];&quot;@&quot;)));&quot;&quot;)">
            <text:p/>
          </table:table-cell>
          <table:table-cell table:formula="of:=IF([.C4]&gt;0;UPPER(COM.MICROSOFT.TEXTJOIN(&quot;&quot;; ;MID([.$A4];1;3);MID([.C$2];1;3);TEXT([.$E4];&quot;@&quot;)));&quot;&quot;)" office:value-type="string" office:string-value="ANDINF1" calcext:value-type="string">
            <text:p>ANDINF1</text:p>
          </table:table-cell>
          <table:table-cell table:formula="of:=IF([.D4]&gt;0;UPPER(COM.MICROSOFT.TEXTJOIN(&quot;&quot;; ;MID([.$A4];1;3);MID([.D$2];1;3);TEXT([.$E4];&quot;@&quot;)));&quot;&quot;)">
            <text:p/>
          </table:table-cell>
          <table:table-cell/>
        </table:table-row>
        <table:table-row table:style-name="ro1">
          <table:table-cell office:value-type="string" calcext:value-type="string">
            <text:p>Anna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[.B5]&gt;0;UPPER(COM.MICROSOFT.TEXTJOIN(&quot;&quot;; ;MID([.$A5];1;3);MID([.B$2];1;3);TEXT([.$E5];&quot;@&quot;)));&quot;&quot;)">
            <text:p/>
          </table:table-cell>
          <table:table-cell table:formula="of:=IF([.C5]&gt;0;UPPER(COM.MICROSOFT.TEXTJOIN(&quot;&quot;; ;MID([.$A5];1;3);MID([.C$2];1;3);TEXT([.$E5];&quot;@&quot;)));&quot;&quot;)" office:value-type="string" office:string-value="ANNINF10" calcext:value-type="string">
            <text:p>ANNINF10</text:p>
          </table:table-cell>
          <table:table-cell table:formula="of:=IF([.D5]&gt;0;UPPER(COM.MICROSOFT.TEXTJOIN(&quot;&quot;; ;MID([.$A5];1;3);MID([.D$2];1;3);TEXT([.$E5];&quot;@&quot;)));&quot;&quot;)">
            <text:p/>
          </table:table-cell>
          <table:table-cell/>
        </table:table-row>
        <table:table-row table:style-name="ro1">
          <table:table-cell office:value-type="string" calcext:value-type="string">
            <text:p>Bartek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B6]&gt;0;UPPER(COM.MICROSOFT.TEXTJOIN(&quot;&quot;; ;MID([.$A6];1;3);MID([.B$2];1;3);TEXT([.$E6];&quot;@&quot;)));&quot;&quot;)">
            <text:p/>
          </table:table-cell>
          <table:table-cell table:formula="of:=IF([.C6]&gt;0;UPPER(COM.MICROSOFT.TEXTJOIN(&quot;&quot;; ;MID([.$A6];1;3);MID([.C$2];1;3);TEXT([.$E6];&quot;@&quot;)));&quot;&quot;)" office:value-type="string" office:string-value="BARINF20" calcext:value-type="string">
            <text:p>BARINF20</text:p>
          </table:table-cell>
          <table:table-cell table:formula="of:=IF([.D6]&gt;0;UPPER(COM.MICROSOFT.TEXTJOIN(&quot;&quot;; ;MID([.$A6];1;3);MID([.D$2];1;3);TEXT([.$E6];&quot;@&quot;)))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wa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table:formula="of:=IF([.B7]&gt;0;UPPER(COM.MICROSOFT.TEXTJOIN(&quot;&quot;; ;MID([.$A7];1;3);MID([.B$2];1;3);TEXT([.$E7];&quot;@&quot;)));&quot;&quot;)">
            <text:p/>
          </table:table-cell>
          <table:table-cell table:formula="of:=IF([.C7]&gt;0;UPPER(COM.MICROSOFT.TEXTJOIN(&quot;&quot;; ;MID([.$A7];1;3);MID([.C$2];1;3);TEXT([.$E7];&quot;@&quot;)));&quot;&quot;)">
            <text:p/>
          </table:table-cell>
          <table:table-cell table:formula="of:=IF([.D7]&gt;0;UPPER(COM.MICROSOFT.TEXTJOIN(&quot;&quot;; ;MID([.$A7];1;3);MID([.D$2];1;3);TEXT([.$E7];&quot;@&quot;)));&quot;&quot;)" office:value-type="string" office:string-value="EWAMAT14" calcext:value-type="string">
            <text:p>EWAMAT14</text:p>
          </table:table-cell>
          <table:table-cell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IF([.B8]&gt;0;UPPER(COM.MICROSOFT.TEXTJOIN(&quot;&quot;; ;MID([.$A8];1;3);MID([.B$2];1;3);TEXT([.$E8];&quot;@&quot;)));&quot;&quot;)" office:value-type="string" office:string-value="JANFIZ24" calcext:value-type="string">
            <text:p>JANFIZ24</text:p>
          </table:table-cell>
          <table:table-cell table:formula="of:=IF([.C8]&gt;0;UPPER(COM.MICROSOFT.TEXTJOIN(&quot;&quot;; ;MID([.$A8];1;3);MID([.C$2];1;3);TEXT([.$E8];&quot;@&quot;)));&quot;&quot;)">
            <text:p/>
          </table:table-cell>
          <table:table-cell table:formula="of:=IF([.D8]&gt;0;UPPER(COM.MICROSOFT.TEXTJOIN(&quot;&quot;; ;MID([.$A8];1;3);MID([.D$2];1;3);TEXT([.$E8];&quot;@&quot;)));&quot;&quot;)">
            <text:p/>
          </table:table-cell>
          <table:table-cell/>
        </table:table-row>
        <table:table-row table:style-name="ro1">
          <table:table-cell office:value-type="string" calcext:value-type="string">
            <text:p>Julita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IF([.B9]&gt;0;UPPER(COM.MICROSOFT.TEXTJOIN(&quot;&quot;; ;MID([.$A9];1;3);MID([.B$2];1;3);TEXT([.$E9];&quot;@&quot;)));&quot;&quot;)" office:value-type="string" office:string-value="JULFIZ18" calcext:value-type="string">
            <text:p>JULFIZ18</text:p>
          </table:table-cell>
          <table:table-cell table:formula="of:=IF([.C9]&gt;0;UPPER(COM.MICROSOFT.TEXTJOIN(&quot;&quot;; ;MID([.$A9];1;3);MID([.C$2];1;3);TEXT([.$E9];&quot;@&quot;)));&quot;&quot;)" office:value-type="string" office:string-value="JULINF18" calcext:value-type="string">
            <text:p>JULINF18</text:p>
          </table:table-cell>
          <table:table-cell table:formula="of:=IF([.D9]&gt;0;UPPER(COM.MICROSOFT.TEXTJOIN(&quot;&quot;; ;MID([.$A9];1;3);MID([.D$2];1;3);TEXT([.$E9];&quot;@&quot;)));&quot;&quot;)">
            <text:p/>
          </table:table-cell>
          <table:table-cell/>
        </table:table-row>
        <table:table-row table:style-name="ro1">
          <table:table-cell office:value-type="string" calcext:value-type="string">
            <text:p>Katarzyna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IF([.B10]&gt;0;UPPER(COM.MICROSOFT.TEXTJOIN(&quot;&quot;; ;MID([.$A10];1;3);MID([.B$2];1;3);TEXT([.$E10];&quot;@&quot;)));&quot;&quot;)">
            <text:p/>
          </table:table-cell>
          <table:table-cell table:formula="of:=IF([.C10]&gt;0;UPPER(COM.MICROSOFT.TEXTJOIN(&quot;&quot;; ;MID([.$A10];1;3);MID([.C$2];1;3);TEXT([.$E10];&quot;@&quot;)));&quot;&quot;)" office:value-type="string" office:string-value="KATINF24" calcext:value-type="string">
            <text:p>KATINF24</text:p>
          </table:table-cell>
          <table:table-cell table:formula="of:=IF([.D10]&gt;0;UPPER(COM.MICROSOFT.TEXTJOIN(&quot;&quot;; ;MID([.$A10];1;3);MID([.D$2];1;3);TEXT([.$E10];&quot;@&quot;)));&quot;&quot;)">
            <text:p/>
          </table:table-cell>
          <table:table-cell/>
        </table:table-row>
        <table:table-row table:style-name="ro1">
          <table:table-cell office:value-type="string" calcext:value-type="string">
            <text:p>Maciej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B11]&gt;0;UPPER(COM.MICROSOFT.TEXTJOIN(&quot;&quot;; ;MID([.$A11];1;3);MID([.B$2];1;3);TEXT([.$E11];&quot;@&quot;)));&quot;&quot;)" office:value-type="string" office:string-value="MACFIZ22" calcext:value-type="string">
            <text:p>MACFIZ22</text:p>
          </table:table-cell>
          <table:table-cell table:formula="of:=IF([.C11]&gt;0;UPPER(COM.MICROSOFT.TEXTJOIN(&quot;&quot;; ;MID([.$A11];1;3);MID([.C$2];1;3);TEXT([.$E11];&quot;@&quot;)));&quot;&quot;)">
            <text:p/>
          </table:table-cell>
          <table:table-cell table:formula="of:=IF([.D11]&gt;0;UPPER(COM.MICROSOFT.TEXTJOIN(&quot;&quot;; ;MID([.$A11];1;3);MID([.D$2];1;3);TEXT([.$E11];&quot;@&quot;)));&quot;&quot;)">
            <text:p/>
          </table:table-cell>
          <table:table-cell/>
        </table:table-row>
        <table:table-row table:style-name="ro1">
          <table:table-cell office:value-type="string" calcext:value-type="string">
            <text:p>Marcin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IF([.B12]&gt;0;UPPER(COM.MICROSOFT.TEXTJOIN(&quot;&quot;; ;MID([.$A12];1;3);MID([.B$2];1;3);TEXT([.$E12];&quot;@&quot;)));&quot;&quot;)">
            <text:p/>
          </table:table-cell>
          <table:table-cell table:formula="of:=IF([.C12]&gt;0;UPPER(COM.MICROSOFT.TEXTJOIN(&quot;&quot;; ;MID([.$A12];1;3);MID([.C$2];1;3);TEXT([.$E12];&quot;@&quot;)));&quot;&quot;)">
            <text:p/>
          </table:table-cell>
          <table:table-cell table:formula="of:=IF([.D12]&gt;0;UPPER(COM.MICROSOFT.TEXTJOIN(&quot;&quot;; ;MID([.$A12];1;3);MID([.D$2];1;3);TEXT([.$E12];&quot;@&quot;)));&quot;&quot;)" office:value-type="string" office:string-value="MARMAT1" calcext:value-type="string">
            <text:p>MARMAT1</text:p>
          </table:table-cell>
          <table:table-cell/>
        </table:table-row>
        <table:table-row table:style-name="ro1">
          <table:table-cell office:value-type="string" calcext:value-type="string">
            <text:p>Ol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B13]&gt;0;UPPER(COM.MICROSOFT.TEXTJOIN(&quot;&quot;; ;MID([.$A13];1;3);MID([.B$2];1;3);TEXT([.$E13];&quot;@&quot;)));&quot;&quot;)">
            <text:p/>
          </table:table-cell>
          <table:table-cell table:formula="of:=IF([.C13]&gt;0;UPPER(COM.MICROSOFT.TEXTJOIN(&quot;&quot;; ;MID([.$A13];1;3);MID([.C$2];1;3);TEXT([.$E13];&quot;@&quot;)));&quot;&quot;)" office:value-type="string" office:string-value="OLAINF1" calcext:value-type="string">
            <text:p>OLAINF1</text:p>
          </table:table-cell>
          <table:table-cell table:formula="of:=IF([.D13]&gt;0;UPPER(COM.MICROSOFT.TEXTJOIN(&quot;&quot;; ;MID([.$A13];1;3);MID([.D$2];1;3);TEXT([.$E13];&quot;@&quot;)));&quot;&quot;)">
            <text:p/>
          </table:table-cell>
          <table:table-cell/>
        </table:table-row>
        <table:table-row table:style-name="ro1">
          <table:table-cell office:value-type="string" calcext:value-type="string">
            <text:p>Patrycj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B14]&gt;0;UPPER(COM.MICROSOFT.TEXTJOIN(&quot;&quot;; ;MID([.$A14];1;3);MID([.B$2];1;3);TEXT([.$E14];&quot;@&quot;)));&quot;&quot;)">
            <text:p/>
          </table:table-cell>
          <table:table-cell table:formula="of:=IF([.C14]&gt;0;UPPER(COM.MICROSOFT.TEXTJOIN(&quot;&quot;; ;MID([.$A14];1;3);MID([.C$2];1;3);TEXT([.$E14];&quot;@&quot;)));&quot;&quot;)" office:value-type="string" office:string-value="PATINF1" calcext:value-type="string">
            <text:p>PATINF1</text:p>
          </table:table-cell>
          <table:table-cell table:formula="of:=IF([.D14]&gt;0;UPPER(COM.MICROSOFT.TEXTJOIN(&quot;&quot;; ;MID([.$A14];1;3);MID([.D$2];1;3);TEXT([.$E14];&quot;@&quot;)));&quot;&quot;)">
            <text:p/>
          </table:table-cell>
          <table:table-cell/>
        </table:table-row>
        <table:table-row table:style-name="ro1">
          <table:table-cell office:value-type="string" calcext:value-type="string">
            <text:p>Piotre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B15]&gt;0;UPPER(COM.MICROSOFT.TEXTJOIN(&quot;&quot;; ;MID([.$A15];1;3);MID([.B$2];1;3);TEXT([.$E15];&quot;@&quot;)));&quot;&quot;)" office:value-type="string" office:string-value="PIOFIZ1" calcext:value-type="string">
            <text:p>PIOFIZ1</text:p>
          </table:table-cell>
          <table:table-cell table:formula="of:=IF([.C15]&gt;0;UPPER(COM.MICROSOFT.TEXTJOIN(&quot;&quot;; ;MID([.$A15];1;3);MID([.C$2];1;3);TEXT([.$E15];&quot;@&quot;)));&quot;&quot;)">
            <text:p/>
          </table:table-cell>
          <table:table-cell table:formula="of:=IF([.D15]&gt;0;UPPER(COM.MICROSOFT.TEXTJOIN(&quot;&quot;; ;MID([.$A15];1;3);MID([.D$2];1;3);TEXT([.$E15];&quot;@&quot;)));&quot;&quot;)">
            <text:p/>
          </table:table-cell>
          <table:table-cell/>
        </table:table-row>
        <table:table-row table:style-name="ro1">
          <table:table-cell office:value-type="string" calcext:value-type="string">
            <text:p>Wiktor</text:p>
          </table:table-cell>
          <table:table-cell table:number-columns-repeated="2"/>
          <table:table-cell table:number-columns-repeated="2" office:value-type="float" office:value="29" calcext:value-type="float">
            <text:p>29</text:p>
          </table:table-cell>
          <table:table-cell table:formula="of:=IF([.B16]&gt;0;UPPER(COM.MICROSOFT.TEXTJOIN(&quot;&quot;; ;MID([.$A16];1;3);MID([.B$2];1;3);TEXT([.$E16];&quot;@&quot;)));&quot;&quot;)">
            <text:p/>
          </table:table-cell>
          <table:table-cell table:formula="of:=IF([.C16]&gt;0;UPPER(COM.MICROSOFT.TEXTJOIN(&quot;&quot;; ;MID([.$A16];1;3);MID([.C$2];1;3);TEXT([.$E16];&quot;@&quot;)));&quot;&quot;)">
            <text:p/>
          </table:table-cell>
          <table:table-cell table:formula="of:=IF([.D16]&gt;0;UPPER(COM.MICROSOFT.TEXTJOIN(&quot;&quot;; ;MID([.$A16];1;3);MID([.D$2];1;3);TEXT([.$E16];&quot;@&quot;)));&quot;&quot;)" office:value-type="string" office:string-value="WIKMAT29" calcext:value-type="string">
            <text:p>WIKMAT29</text:p>
          </table:table-cell>
          <table:table-cell/>
        </table:table-row>
        <table:table-row table:style-name="ro1">
          <table:table-cell office:value-type="string" calcext:value-type="string">
            <text:p>Zbigniew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IF([.B17]&gt;0;UPPER(COM.MICROSOFT.TEXTJOIN(&quot;&quot;; ;MID([.$A17];1;3);MID([.B$2];1;3);TEXT([.$E17];&quot;@&quot;)));&quot;&quot;)" office:value-type="string" office:string-value="ZBIFIZ16" calcext:value-type="string">
            <text:p>ZBIFIZ16</text:p>
          </table:table-cell>
          <table:table-cell table:formula="of:=IF([.C17]&gt;0;UPPER(COM.MICROSOFT.TEXTJOIN(&quot;&quot;; ;MID([.$A17];1;3);MID([.C$2];1;3);TEXT([.$E17];&quot;@&quot;)));&quot;&quot;)" office:value-type="string" office:string-value="ZBIINF16" calcext:value-type="string">
            <text:p>ZBIINF16</text:p>
          </table:table-cell>
          <table:table-cell table:formula="of:=IF([.D17]&gt;0;UPPER(COM.MICROSOFT.TEXTJOIN(&quot;&quot;; ;MID([.$A17];1;3);MID([.D$2];1;3);TEXT([.$E17];&quot;@&quot;)));&quot;&quot;)">
            <text:p/>
          </table:table-cell>
          <table:table-cell/>
        </table:table-row>
        <table:table-row table:style-name="ro1">
          <table:table-cell office:value-type="string" calcext:value-type="string">
            <text:p>Zdzisław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IF([.B18]&gt;0;UPPER(COM.MICROSOFT.TEXTJOIN(&quot;&quot;; ;MID([.$A18];1;3);MID([.B$2];1;3);TEXT([.$E18];&quot;@&quot;)));&quot;&quot;)" office:value-type="string" office:string-value="ZDZFIZ18" calcext:value-type="string">
            <text:p>ZDZFIZ18</text:p>
          </table:table-cell>
          <table:table-cell table:formula="of:=IF([.C18]&gt;0;UPPER(COM.MICROSOFT.TEXTJOIN(&quot;&quot;; ;MID([.$A18];1;3);MID([.C$2];1;3);TEXT([.$E18];&quot;@&quot;)));&quot;&quot;)">
            <text:p/>
          </table:table-cell>
          <table:table-cell table:formula="of:=IF([.D18]&gt;0;UPPER(COM.MICROSOFT.TEXTJOIN(&quot;&quot;; ;MID([.$A18];1;3);MID([.D$2];1;3);TEXT([.$E18];&quot;@&quot;)));&quot;&quot;)" office:value-type="string" office:string-value="ZDZMAT18" calcext:value-type="string">
            <text:p>ZDZMAT18</text:p>
          </table:table-cell>
          <table:table-cell/>
        </table:table-row>
        <table:table-row table:style-name="ro1">
          <table:table-cell office:value-type="string" calcext:value-type="string">
            <text:p>Zuzanna</text:p>
          </table:table-cell>
          <table:table-cell table:style-name="ce11"/>
          <table:table-cell table:style-name="ce16" office:value-type="float" office:value="12" calcext:value-type="float">
            <text:p>12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19" calcext:value-type="float">
            <text:p>19</text:p>
          </table:table-cell>
          <table:table-cell table:formula="of:=IF([.B19]&gt;0;UPPER(COM.MICROSOFT.TEXTJOIN(&quot;&quot;; ;MID([.$A19];1;3);MID([.B$2];1;3);TEXT([.$E19];&quot;@&quot;)));&quot;&quot;)">
            <text:p/>
          </table:table-cell>
          <table:table-cell table:formula="of:=IF([.C19]&gt;0;UPPER(COM.MICROSOFT.TEXTJOIN(&quot;&quot;; ;MID([.$A19];1;3);MID([.C$2];1;3);TEXT([.$E19];&quot;@&quot;)));&quot;&quot;)" office:value-type="string" office:string-value="ZUZINF19" calcext:value-type="string">
            <text:p>ZUZINF19</text:p>
          </table:table-cell>
          <table:table-cell table:formula="of:=IF([.D19]&gt;0;UPPER(COM.MICROSOFT.TEXTJOIN(&quot;&quot;; ;MID([.$A19];1;3);MID([.D$2];1;3);TEXT([.$E19];&quot;@&quot;)));&quot;&quot;)" office:value-type="string" office:string-value="ZUZMAT19" calcext:value-type="string">
            <text:p>ZUZMAT19</text:p>
          </table:table-cell>
          <table:table-cell/>
        </table:table-row>
        <table:table-row table:style-name="ro1">
          <table:table-cell table:style-name="ce6" office:value-type="string" calcext:value-type="string">
            <text:p>Razem Wynik</text:p>
          </table:table-cell>
          <table:table-cell table:style-name="ce12" office:value-type="float" office:value="70" calcext:value-type="float">
            <text:p>70</text:p>
          </table:table-cell>
          <table:table-cell table:style-name="ce17" office:value-type="float" office:value="98" calcext:value-type="float">
            <text:p>98</text:p>
          </table:table-cell>
          <table:table-cell table:style-name="ce21" office:value-type="float" office:value="67" calcext:value-type="float">
            <text:p>67</text:p>
          </table:table-cell>
          <table:table-cell table:style-name="ce27" office:value-type="float" office:value="235" calcext:value-type="float">
            <text:p>235</text:p>
          </table:table-cell>
          <table:table-cell table:style-name="Default" table:number-columns-repeated="3"/>
          <table:table-cell/>
        </table:table-row>
      </table:table>
      <table:table table:name="Tabela przestawna_kursanci_2" table:style-name="ta1">
        <table:table-column table:style-name="co7" table:default-cell-style-name="ce5"/>
        <table:table-column table:style-name="co7" table:default-cell-style-name="ce32"/>
        <table:table-row table:style-name="ro1">
          <table:table-cell table:style-name="ce29" office:value-type="string" calcext:value-type="string">
            <text:p>Imię kursanta</text:p>
          </table:table-cell>
          <table:table-cell table:style-name="ce30" office:value-type="string" calcext:value-type="string">
            <text:p>Liczba - Imię kursanta</text:p>
          </table:table-cell>
        </table:table-row>
        <table:table-row table:style-name="ro1">
          <table:table-cell table:style-name="ce4" office:value-type="string" calcext:value-type="string">
            <text:p>Agnieszka</text:p>
          </table:table-cell>
          <table:table-cell table:style-name="ce31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ndrze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rte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w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Julit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atarzyn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ciej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rc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rycj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otre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kto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Zbigniew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Zdzisław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Zuzanna</text:p>
          </table:table-cell>
          <table:table-cell table:style-name="ce33" office:value-type="float" office:value="19" calcext:value-type="float">
            <text:p>19</text:p>
          </table:table-cell>
        </table:table-row>
        <table:table-row table:style-name="ro1">
          <table:table-cell table:style-name="ce6" office:value-type="string" calcext:value-type="string">
            <text:p>Razem Wynik</text:p>
          </table:table-cell>
          <table:table-cell table:style-name="ce34" office:value-type="float" office:value="235" calcext:value-type="float">
            <text:p>235</text:p>
          </table:table-cell>
        </table:table-row>
      </table:table>
      <table:table table:name="Tabela przestawna_kursanci_1" table:style-name="ta1">
        <table:table-column table:style-name="co7" table:default-cell-style-name="ce5"/>
        <table:table-column table:style-name="co7" table:default-cell-style-name="ce35"/>
        <table:table-row table:style-name="ro1">
          <table:table-cell table:style-name="ce29" office:value-type="string" calcext:value-type="string">
            <text:p>Imię kursanta</text:p>
          </table:table-cell>
          <table:table-cell table:style-name="ce30" office:value-type="string" calcext:value-type="string">
            <text:p>Suma - Cena</text:p>
          </table:table-cell>
        </table:table-row>
        <table:table-row table:style-name="ro1">
          <table:table-cell table:style-name="ce6" office:value-type="string" calcext:value-type="string">
            <text:p>Razem Wynik</text:p>
          </table:table-cell>
          <table:table-cell table:style-name="ce27" office:value-type="float" office:value="17140" calcext:value-type="float">
            <text:p>17140</text:p>
          </table:table-cell>
        </table:table-row>
        <table:table-row table:style-name="ro1">
          <table:table-cell office:value-type="string" calcext:value-type="string">
            <text:p>Wiktor</text:p>
          </table:table-cell>
          <table:table-cell office:value-type="float" office:value="2062.5" calcext:value-type="float">
            <text:p>2062,5</text:p>
          </table:table-cell>
        </table:table-row>
        <table:table-row table:style-name="ro1">
          <table:table-cell office:value-type="string" calcext:value-type="string">
            <text:p>Katarzyna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Bartek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string" calcext:value-type="string">
            <text:p>Zuzanna</text:p>
          </table:table-cell>
          <table:table-cell table:style-name="ce36"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Julita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string" calcext:value-type="string">
            <text:p>Maciej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style-name="ce4" office:value-type="string" calcext:value-type="string">
            <text:p>Agnieszka</text:p>
          </table:table-cell>
          <table:table-cell table:style-name="ce37" office:value-type="float" office:value="1192.5" calcext:value-type="float">
            <text:p>1192,5</text:p>
          </table:table-cell>
        </table:table-row>
        <table:table-row table:style-name="ro1">
          <table:table-cell office:value-type="string" calcext:value-type="string">
            <text:p>Zdzisław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Ew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Zbigniew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atrycja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Ol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iotrek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drzej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rcin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Arkusz5" table:style-name="ta1"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AGNINF16</text:p>
          </table:table-cell>
        </table:table-row>
        <table:table-row table:style-name="ro1">
          <table:table-cell/>
          <table:table-cell office:value-type="string" calcext:value-type="string">
            <text:p>AGNMAT16</text:p>
          </table:table-cell>
        </table:table-row>
        <table:table-row table:style-name="ro1">
          <table:table-cell/>
          <table:table-cell office:value-type="string" calcext:value-type="string">
            <text:p>ANDINF1</text:p>
          </table:table-cell>
        </table:table-row>
        <table:table-row table:style-name="ro1">
          <table:table-cell/>
          <table:table-cell office:value-type="string" calcext:value-type="string">
            <text:p>ANNINF10</text:p>
          </table:table-cell>
        </table:table-row>
        <table:table-row table:style-name="ro1">
          <table:table-cell/>
          <table:table-cell office:value-type="string" calcext:value-type="string">
            <text:p>BARINF20</text:p>
          </table:table-cell>
        </table:table-row>
        <table:table-row table:style-name="ro1">
          <table:table-cell/>
          <table:table-cell office:value-type="string" calcext:value-type="string">
            <text:p>EWAMAT14</text:p>
          </table:table-cell>
        </table:table-row>
        <table:table-row table:style-name="ro1">
          <table:table-cell/>
          <table:table-cell office:value-type="string" calcext:value-type="string">
            <text:p>JANFIZ24</text:p>
          </table:table-cell>
        </table:table-row>
        <table:table-row table:style-name="ro1">
          <table:table-cell/>
          <table:table-cell office:value-type="string" calcext:value-type="string">
            <text:p>JULFIZ18</text:p>
          </table:table-cell>
        </table:table-row>
        <table:table-row table:style-name="ro1">
          <table:table-cell/>
          <table:table-cell office:value-type="string" calcext:value-type="string">
            <text:p>JULINF18</text:p>
          </table:table-cell>
        </table:table-row>
        <table:table-row table:style-name="ro1">
          <table:table-cell/>
          <table:table-cell office:value-type="string" calcext:value-type="string">
            <text:p>KATINF24</text:p>
          </table:table-cell>
        </table:table-row>
        <table:table-row table:style-name="ro1">
          <table:table-cell/>
          <table:table-cell office:value-type="string" calcext:value-type="string">
            <text:p>MACFIZ22</text:p>
          </table:table-cell>
        </table:table-row>
        <table:table-row table:style-name="ro1">
          <table:table-cell/>
          <table:table-cell office:value-type="string" calcext:value-type="string">
            <text:p>MARMAT1</text:p>
          </table:table-cell>
        </table:table-row>
        <table:table-row table:style-name="ro1">
          <table:table-cell/>
          <table:table-cell office:value-type="string" calcext:value-type="string">
            <text:p>OLAINF1</text:p>
          </table:table-cell>
        </table:table-row>
        <table:table-row table:style-name="ro1">
          <table:table-cell/>
          <table:table-cell office:value-type="string" calcext:value-type="string">
            <text:p>PATINF1</text:p>
          </table:table-cell>
        </table:table-row>
        <table:table-row table:style-name="ro1">
          <table:table-cell/>
          <table:table-cell office:value-type="string" calcext:value-type="string">
            <text:p>PIOFIZ1</text:p>
          </table:table-cell>
        </table:table-row>
        <table:table-row table:style-name="ro1">
          <table:table-cell/>
          <table:table-cell office:value-type="string" calcext:value-type="string">
            <text:p>WIKMAT29</text:p>
          </table:table-cell>
        </table:table-row>
        <table:table-row table:style-name="ro1">
          <table:table-cell/>
          <table:table-cell office:value-type="string" calcext:value-type="string">
            <text:p>ZBIFIZ16</text:p>
          </table:table-cell>
        </table:table-row>
        <table:table-row table:style-name="ro1">
          <table:table-cell/>
          <table:table-cell office:value-type="string" calcext:value-type="string">
            <text:p>ZBIINF16</text:p>
          </table:table-cell>
        </table:table-row>
        <table:table-row table:style-name="ro1">
          <table:table-cell/>
          <table:table-cell office:value-type="string" calcext:value-type="string">
            <text:p>ZDZFIZ18</text:p>
          </table:table-cell>
        </table:table-row>
        <table:table-row table:style-name="ro1">
          <table:table-cell/>
          <table:table-cell office:value-type="string" calcext:value-type="string">
            <text:p>ZDZMAT18</text:p>
          </table:table-cell>
        </table:table-row>
        <table:table-row table:style-name="ro1">
          <table:table-cell/>
          <table:table-cell office:value-type="string" calcext:value-type="string">
            <text:p>ZUZINF19</text:p>
          </table:table-cell>
        </table:table-row>
        <table:table-row table:style-name="ro1">
          <table:table-cell/>
          <table:table-cell office:value-type="string" calcext:value-type="string">
            <text:p>ZUZMAT19</text:p>
          </table:table-cell>
        </table:table-row>
      </table:table>
      <table:named-expressions/>
      <table:database-ranges>
        <table:database-range table:name="__Anonymous_Sheet_DB__0" table:target-range-address="kursanci.A1:kursanci.H236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'Tabela przestawna_kursanci_2'.A1:'Tabela przestawna_kursanci_2'.B19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Tabela przestawna_kursanci_1'.A1:'Tabela przestawna_kursanci_1'.B19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Arkusz5.B1:Arkusz5.B1048576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Tabela przestawna_kursanci_1'.A1:'Tabela przestawna_kursanci_1'.B19" table:buttons="'Tabela przestawna_kursanci_1'.A1" table:show-filter-button="false" table:drill-down-on-double-click="false">
          <table:source-cell-range table:cell-range-address="kursanci.A1:kursanci.H236"/>
          <table:data-pilot-field table:source-field-name="Imię kursanta" table:orientation="row" table:used-hierarchy="0" table:function="auto">
            <table:data-pilot-level table:show-empty="false" calcext:repeat-item-labels="false">
              <table:data-pilot-members>
                <table:data-pilot-member table:name="Agnieszka" table:display="true" table:show-details="true"/>
                <table:data-pilot-member table:name="Andrzej" table:display="true" table:show-details="true"/>
                <table:data-pilot-member table:name="Anna" table:display="true" table:show-details="true"/>
                <table:data-pilot-member table:name="Bartek" table:display="true" table:show-details="true"/>
                <table:data-pilot-member table:name="Ewa" table:display="true" table:show-details="true"/>
                <table:data-pilot-member table:name="Jan" table:display="true" table:show-details="true"/>
                <table:data-pilot-member table:name="Julita" table:display="true" table:show-details="true"/>
                <table:data-pilot-member table:name="Katarzyna" table:display="true" table:show-details="true"/>
                <table:data-pilot-member table:name="Maciej" table:display="true" table:show-details="true"/>
                <table:data-pilot-member table:name="Marcin" table:display="true" table:show-details="true"/>
                <table:data-pilot-member table:name="Ola" table:display="true" table:show-details="true"/>
                <table:data-pilot-member table:name="Patrycja" table:display="true" table:show-details="true"/>
                <table:data-pilot-member table:name="Piotrek" table:display="true" table:show-details="true"/>
                <table:data-pilot-member table:name="Wiktor" table:display="true" table:show-details="true"/>
                <table:data-pilot-member table:name="Zbigniew" table:display="true" table:show-details="true"/>
                <table:data-pilot-member table:name="Zdzisław" table:display="true" table:show-details="true"/>
                <table:data-pilot-member table:name="Zuzann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ena" table:orientation="data" table:used-hierarchy="0" table:function="sum">
            <table:data-pilot-level table:show-empty="false" calcext:repeat-item-labels="false">
              <table:data-pilot-members>
                <table:data-pilot-member table:name="40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62,5" table:display="true" table:show-details="true"/>
                <table:data-pilot-member table:name="70" table:display="true" table:show-details="true"/>
                <table:data-pilot-member table:name="75" table:display="true" table:show-details="true"/>
                <table:data-pilot-member table:name="80" table:display="true" table:show-details="true"/>
                <table:data-pilot-member table:name="87,5" table:display="true" table:show-details="true"/>
                <table:data-pilot-member table:name="90" table:display="true" table:show-details="true"/>
                <table:data-pilot-member table:name="100" table:display="true" table:show-details="true"/>
                <table:data-pilot-member table:name="105" table:display="true" table:show-details="true"/>
                <table:data-pilot-member table:name="1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kursanci_2'.A1:'Tabela przestawna_kursanci_2'.B19" table:buttons="'Tabela przestawna_kursanci_2'.A1" table:show-filter-button="false" table:drill-down-on-double-click="false">
          <table:source-cell-range table:cell-range-address="kursanci.A1:kursanci.H236"/>
          <table:data-pilot-field table:source-field-name="Imię kursanta" table:orientation="row" table:used-hierarchy="0" table:function="auto">
            <table:data-pilot-level table:show-empty="false" calcext:repeat-item-labels="false">
              <table:data-pilot-members>
                <table:data-pilot-member table:name="Agnieszka" table:display="true" table:show-details="true"/>
                <table:data-pilot-member table:name="Andrzej" table:display="true" table:show-details="true"/>
                <table:data-pilot-member table:name="Anna" table:display="true" table:show-details="true"/>
                <table:data-pilot-member table:name="Bartek" table:display="true" table:show-details="true"/>
                <table:data-pilot-member table:name="Ewa" table:display="true" table:show-details="true"/>
                <table:data-pilot-member table:name="Jan" table:display="true" table:show-details="true"/>
                <table:data-pilot-member table:name="Julita" table:display="true" table:show-details="true"/>
                <table:data-pilot-member table:name="Katarzyna" table:display="true" table:show-details="true"/>
                <table:data-pilot-member table:name="Maciej" table:display="true" table:show-details="true"/>
                <table:data-pilot-member table:name="Marcin" table:display="true" table:show-details="true"/>
                <table:data-pilot-member table:name="Ola" table:display="true" table:show-details="true"/>
                <table:data-pilot-member table:name="Patrycja" table:display="true" table:show-details="true"/>
                <table:data-pilot-member table:name="Piotrek" table:display="true" table:show-details="true"/>
                <table:data-pilot-member table:name="Wiktor" table:display="true" table:show-details="true"/>
                <table:data-pilot-member table:name="Zbigniew" table:display="true" table:show-details="true"/>
                <table:data-pilot-member table:name="Zdzisław" table:display="true" table:show-details="true"/>
                <table:data-pilot-member table:name="Zuzann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mię kursanta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'Tabela przestawna_kursanci_3'.A1:'Tabela przestawna_kursanci_3'.E20" table:buttons="'Tabela przestawna_kursanci_3'.A2 'Tabela przestawna_kursanci_3'.B1" table:show-filter-button="false" table:drill-down-on-double-click="false">
          <table:source-cell-range table:cell-range-address="kursanci.A1:kursanci.H236"/>
          <table:data-pilot-field table:source-field-name="Przedmiot" table:orientation="column" table:used-hierarchy="0" table:function="auto">
            <table:data-pilot-level table:show-empty="false" calcext:repeat-item-labels="false">
              <table:data-pilot-members>
                <table:data-pilot-member table:name="Fizyka" table:display="true" table:show-details="true"/>
                <table:data-pilot-member table:name="Informatyka" table:display="true" table:show-details="true"/>
                <table:data-pilot-member table:name="Matematyk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ię kursanta" table:orientation="row" table:used-hierarchy="0" table:function="auto">
            <table:data-pilot-level table:show-empty="false" calcext:repeat-item-labels="false">
              <table:data-pilot-members>
                <table:data-pilot-member table:name="Agnieszka" table:display="true" table:show-details="true"/>
                <table:data-pilot-member table:name="Andrzej" table:display="true" table:show-details="true"/>
                <table:data-pilot-member table:name="Anna" table:display="true" table:show-details="true"/>
                <table:data-pilot-member table:name="Bartek" table:display="true" table:show-details="true"/>
                <table:data-pilot-member table:name="Ewa" table:display="true" table:show-details="true"/>
                <table:data-pilot-member table:name="Jan" table:display="true" table:show-details="true"/>
                <table:data-pilot-member table:name="Julita" table:display="true" table:show-details="true"/>
                <table:data-pilot-member table:name="Katarzyna" table:display="true" table:show-details="true"/>
                <table:data-pilot-member table:name="Maciej" table:display="true" table:show-details="true"/>
                <table:data-pilot-member table:name="Marcin" table:display="true" table:show-details="true"/>
                <table:data-pilot-member table:name="Ola" table:display="true" table:show-details="true"/>
                <table:data-pilot-member table:name="Patrycja" table:display="true" table:show-details="true"/>
                <table:data-pilot-member table:name="Piotrek" table:display="true" table:show-details="true"/>
                <table:data-pilot-member table:name="Wiktor" table:display="true" table:show-details="true"/>
                <table:data-pilot-member table:name="Zbigniew" table:display="true" table:show-details="true"/>
                <table:data-pilot-member table:name="Zdzisław" table:display="true" table:show-details="true"/>
                <table:data-pilot-member table:name="Zuzann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edmiot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25T19:21:11.719218800</dc:date>
    <meta:editing-duration>PT30M24S</meta:editing-duration>
    <meta:editing-cycles>5</meta:editing-cycles>
    <meta:generator>LibreOffice/25.2.2.2$Windows_X86_64 LibreOffice_project/7370d4be9e3cf6031a51beef54ff3bda878e3fac</meta:generator>
    <meta:document-statistic meta:table-count="5" meta:cell-count="2109" meta:object-count="0"/>
  </office:meta>
</office:document-meta>
</file>